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0.4222in"/>
    </style:style>
    <style:style style:name="Table1.B" style:family="table-column">
      <style:table-column-properties style:column-width="1.2854in"/>
    </style:style>
    <style:style style:name="Table1.C" style:family="table-column">
      <style:table-column-properties style:column-width="1.3111in"/>
    </style:style>
    <style:style style:name="Table1.D" style:family="table-column">
      <style:table-column-properties style:column-width="1.1458in"/>
    </style:style>
    <style:style style:name="Table1.E" style:family="table-column">
      <style:table-column-properties style:column-width="1.8424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E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E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E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069in" fo:margin-left="0.4931in" table:align="left" style:writing-mode="lr-tb"/>
    </style:style>
    <style:style style:name="Table2.A" style:family="table-column">
      <style:table-column-properties style:column-width="0.7813in"/>
    </style:style>
    <style:style style:name="Table2.B" style:family="table-column">
      <style:table-column-properties style:column-width="5.2257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font-weight="bold" style:font-weight-asian="bold"/>
    </style:style>
    <style:style style:name="P8" style:family="paragraph" style:parent-style-name="Code">
      <style:text-properties fo:language="it" fo:country="IT" style:language-asian="en" style:country-asian="US"/>
    </style:style>
    <style:style style:name="P9" style:family="paragraph" style:parent-style-name="Code">
      <style:text-properties fo:language="en" fo:country="US" style:language-asian="en" style:country-asian="US"/>
    </style:style>
    <style:style style:name="P10" style:family="paragraph" style:parent-style-name="Code">
      <style:text-properties fo:language="nb" fo:country="NO" style:language-asian="en" style:country-asian="US"/>
    </style:style>
    <style:style style:name="P11" style:family="paragraph" style:parent-style-name="Table_20_Text">
      <style:paragraph-properties fo:text-align="justify" style:justify-single-word="false"/>
    </style:style>
    <style:style style:name="P12" style:family="paragraph" style:parent-style-name="Table_20_Text">
      <style:paragraph-properties style:snap-to-layout-grid="false"/>
    </style:style>
    <style:style style:name="P13" style:family="paragraph" style:parent-style-name="Table_20_Head">
      <style:paragraph-properties fo:margin-left="0in" fo:margin-right="0in" fo:text-indent="0in" style:auto-text-indent="false"/>
    </style:style>
    <style:style style:name="P14" style:family="paragraph" style:parent-style-name="Table_20_Head">
      <style:paragraph-properties fo:margin-left="0in" fo:margin-right="0in" fo:text-align="justify" style:justify-single-word="false" fo:text-indent="0in" style:auto-text-indent="false"/>
    </style:style>
    <style:style style:name="P15"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16" style:family="paragraph" style:parent-style-name="Table_20_Text_20_Last">
      <style:paragraph-properties fo:margin-left="0in" fo:margin-right="0.1in" fo:text-align="justify" style:justify-single-word="false" fo:text-indent="0in" style:auto-text-indent="false" fo:padding-left="0in" fo:padding-right="0in" fo:padding-top="0in" fo:padding-bottom="0.0417in" fo:border="none"/>
    </style:style>
    <style:style style:name="P17" style:family="paragraph" style:parent-style-name="Table_20_Text_20_Last">
      <style:paragraph-properties fo:margin-left="0in" fo:margin-right="0.1in" fo:text-indent="0in" style:auto-text-indent="false" fo:padding-left="0in" fo:padding-right="0in" fo:padding-top="0in" fo:padding-bottom="0.0417in" fo:border="none" style:snap-to-layout-grid="false"/>
    </style:style>
    <style:style style:name="P18" style:family="paragraph" style:parent-style-name="Code">
      <style:text-properties officeooo:paragraph-rsid="000e98bb"/>
    </style:style>
    <style:style style:name="P19" style:family="paragraph" style:parent-style-name="Code">
      <style:text-properties officeooo:paragraph-rsid="00100a2e"/>
    </style:style>
    <style:style style:name="P20" style:family="paragraph" style:parent-style-name="Chapter_20_Title" style:master-page-name="First_20_Page">
      <style:paragraph-properties style:page-number="auto"/>
    </style:style>
    <style:style style:name="P21" style:family="paragraph" style:parent-style-name="Text_20_body">
      <style:text-properties officeooo:paragraph-rsid="00100a2e"/>
    </style:style>
    <style:style style:name="P22" style:family="paragraph" style:parent-style-name="Text_20_body">
      <style:text-properties fo:language="en" fo:country="US"/>
    </style:style>
    <style:style style:name="P23" style:family="paragraph" style:parent-style-name="Code_20_Caption">
      <style:text-properties officeooo:paragraph-rsid="000e98bb"/>
    </style:style>
    <style:style style:name="P24" style:family="paragraph">
      <style:paragraph-properties fo:margin-top="0in" fo:margin-bottom="0.0835in" style:writing-mode="lr-tb"/>
    </style:style>
    <style:style style:name="P25" style:family="paragraph">
      <style:paragraph-properties style:writing-mode="lr-tb"/>
    </style:style>
    <style:style style:name="T1" style:family="text">
      <style:text-properties fo:language="en" fo:country="US"/>
    </style:style>
    <style:style style:name="T2" style:family="text">
      <style:text-properties fo:font-style="normal" fo:font-weight="bold" style:font-style-asian="normal" style:font-weight-asian="bold"/>
    </style:style>
    <style:style style:name="T3" style:family="text">
      <style:text-properties style:font-name-asian="TheSansMonoConNormal"/>
    </style:style>
    <style:style style:name="T4" style:family="text">
      <style:text-properties style:font-name="Times" style:language-asian="en" style:country-asian="US" style:font-name-complex="Times" text:display="true"/>
    </style:style>
    <style:style style:name="T5" style:family="text">
      <style:text-properties fo:language="en" fo:country="US" officeooo:rsid="0010e4df"/>
    </style:style>
    <style:style style:name="T6" style:family="text">
      <style:text-properties fo:font-style="normal" fo:font-weight="bold" officeooo:rsid="0010e4df" style:font-style-asian="normal" style:font-weight-asian="bold"/>
    </style:style>
    <style:style style:name="T7" style:family="text">
      <style:text-properties officeooo:rsid="0010e4df"/>
    </style:style>
    <style:style style:name="T8" style:family="text">
      <style:text-properties style:font-name="HelveticaNeue Condensed" fo:font-size="8pt" style:font-size-asian="8pt" style:font-name-complex="HelveticaNeue Condensed" style:font-size-complex="8pt"/>
    </style:style>
    <style:style style:name="T9" style:family="text">
      <style:text-properties fo:color="#bfbfbf" style:font-name="ZapfDingbats" fo:font-size="8pt" style:font-size-asian="8pt" style:font-name-complex="ZapfDingbats" style:font-size-complex="8pt"/>
    </style:style>
    <style:style style:name="T10" style:family="text">
      <style:text-properties fo:color="#bfbfbf" style:font-name="HelveticaNeue Condensed" fo:font-size="8pt" style:font-size-asian="8pt" style:font-name-complex="HelveticaNeue Condensed" style:font-size-complex="8pt"/>
    </style:style>
    <style:style style:name="T11" style:family="text">
      <style:text-properties fo:font-weight="bold" style:font-weight-asian="bold"/>
    </style:style>
    <style:style style:name="T12" style:family="text">
      <style:text-properties style:font-name="Times" fo:language="none" fo:country="none" fo:font-weight="bold" style:font-weight-asian="bold" style:font-name-complex="Times" text:display="true"/>
    </style:style>
    <style:style style:name="T13" style:family="text">
      <style:text-properties style:font-name="Times" style:language-asian="en" style:country-asian="US" style:font-name-complex="Times" text:display="true"/>
    </style:style>
    <style:style style:name="T14" style:family="text">
      <style:text-properties fo:letter-spacing="-0.0063in"/>
    </style:style>
    <style:style style:name="T15" style:family="text">
      <style:text-properties style:font-name="Utopia-Italic" style:font-name-complex="Utopia-Italic"/>
    </style:style>
    <style:style style:name="T16" style:family="text">
      <style:text-properties style:font-name="Utopia-Italic" fo:language="en" fo:country="US" fo:font-style="italic" style:font-style-asian="italic" style:font-name-complex="Utopia-Italic" style:font-style-complex="italic"/>
    </style:style>
    <style:style style:name="T17" style:family="text">
      <style:text-properties style:font-name="Utopia-Italic" fo:language="en" fo:country="US" style:font-name-complex="Utopia-Italic"/>
    </style:style>
    <style:style style:name="T18" style:family="text">
      <style:text-properties fo:font-style="normal" fo:font-weight="bold" style:font-style-asian="normal" style:font-weight-asian="bold"/>
    </style:style>
    <style:style style:name="T19" style:family="text">
      <style:text-properties fo:font-style="normal" fo:font-weight="bold" officeooo:rsid="00102bfe" style:font-style-asian="normal" style:font-weight-asian="bold"/>
    </style:style>
    <style:style style:name="T20" style:family="text">
      <style:text-properties fo:font-style="normal" fo:font-weight="bold" officeooo:rsid="0010e4df" style:font-style-asian="normal" style:font-weight-asian="bold"/>
    </style:style>
    <style:style style:name="T21" style:family="text">
      <style:text-properties style:font-name-asian="TheSansMonoConNormal"/>
    </style:style>
    <style:style style:name="T22" style:family="text">
      <style:text-properties fo:language="en" fo:country="US"/>
    </style:style>
    <style:style style:name="T23" style:family="text">
      <style:text-properties fo:language="en" fo:country="US" style:language-asian="en" style:country-asian="US"/>
    </style:style>
    <style:style style:name="T24" style:family="text">
      <style:text-properties fo:language="en" fo:country="US" officeooo:rsid="000e98bb"/>
    </style:style>
    <style:style style:name="T25" style:family="text">
      <style:text-properties fo:language="en" fo:country="US" fo:font-style="normal" fo:font-weight="bold" officeooo:rsid="000e98bb" style:font-style-asian="normal" style:font-weight-asian="bold"/>
    </style:style>
    <style:style style:name="T26" style:family="text">
      <style:text-properties fo:language="en" fo:country="US" officeooo:rsid="000f7f03"/>
    </style:style>
    <style:style style:name="T27" style:family="text">
      <style:text-properties fo:language="en" fo:country="US" officeooo:rsid="00100a2e"/>
    </style:style>
    <style:style style:name="T28" style:family="text">
      <style:text-properties fo:language="en" fo:country="US" officeooo:rsid="00102bfe"/>
    </style:style>
    <style:style style:name="T29" style:family="text">
      <style:text-properties fo:language="en" fo:country="US" officeooo:rsid="0010e4df"/>
    </style:style>
    <style:style style:name="T30" style:family="text">
      <style:text-properties fo:language="en" fo:country="US" officeooo:rsid="0013acad"/>
    </style:style>
    <style:style style:name="T31" style:family="text">
      <style:text-properties fo:language="en" fo:country="US" officeooo:rsid="00155831"/>
    </style:style>
    <style:style style:name="T32" style:family="text">
      <style:text-properties fo:language="en" fo:country="US" officeooo:rsid="00158590"/>
    </style:style>
    <style:style style:name="T33" style:family="text">
      <style:text-properties fo:language="it" fo:country="IT" style:language-asian="en" style:country-asian="US"/>
    </style:style>
    <style:style style:name="T34" style:family="text">
      <style:text-properties fo:language="it" fo:country="IT" style:font-name-asian="TheSansMonoConNormal" style:language-asian="en" style:country-asian="US"/>
    </style:style>
    <style:style style:name="T35" style:family="text">
      <style:text-properties style:font-name="Utopia-Bold" fo:font-weight="bold" style:font-weight-asian="bold" style:font-name-complex="Utopia-Bold" style:font-weight-complex="bold"/>
    </style:style>
    <style:style style:name="T36" style:family="text">
      <style:text-properties style:font-name="Utopia-Bold" fo:language="en" fo:country="US" fo:font-weight="bold" style:font-weight-asian="bold" style:font-name-complex="Utopia-Bold" style:font-weight-complex="bold"/>
    </style:style>
    <style:style style:name="T37" style:family="text">
      <style:text-properties style:font-name="TheSansMonoCondensed-Bold" fo:language="en" fo:country="US" fo:font-weight="bold" style:font-weight-asian="bold" style:font-name-complex="TheSansMonoCondensed-Bold" style:font-weight-complex="bold"/>
    </style:style>
    <style:style style:name="T38" style:family="text">
      <style:text-properties style:font-name="TheSansMonoCondensed-SemiLightI" style:font-name-complex="TheSansMonoCondensed-SemiLightI"/>
    </style:style>
    <style:style style:name="T39" style:family="text">
      <style:text-properties style:font-name="Times (TT) Regular" style:font-name-complex="Times (TT) Regular"/>
    </style:style>
    <style:style style:name="T40" style:family="text">
      <style:text-properties style:font-name="Times (TT) Regular" fo:font-style="normal" style:font-style-asian="normal" style:font-name-complex="Times (TT) Regular"/>
    </style:style>
    <style:style style:name="T41" style:family="text">
      <style:text-properties style:font-name="Utopia-BoldItalic" fo:language="en" fo:country="US" fo:font-style="italic" style:font-style-asian="italic" style:font-name-complex="Utopia-BoldItalic" style:font-style-complex="italic"/>
    </style:style>
    <style:style style:name="T42" style:family="text">
      <style:text-properties officeooo:rsid="0010e4df"/>
    </style:style>
    <style:style style:name="T43" style:family="text">
      <style:text-properties officeooo:rsid="00158590"/>
    </style:style>
    <style:style style:name="T4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7800016" text:id="ct87800016">
          <text:deletion>
            <office:change-info>
              <dc:creator>Ray Lischner</dc:creator>
              <dc:date>2013-10-26T12:16:00</dc:date>
            </office:change-info>
            <text:p text:style-name="Text_20_body"><text:span text:style-name="T1">You u</text:span></text:p>
          </text:deletion>
        </text:changed-region>
        <text:changed-region xml:id="ct87812928" text:id="ct87812928">
          <text:insertion>
            <office:change-info>
              <dc:creator>Ray Lischner</dc:creator>
              <dc:date>2013-10-26T12:16:00</dc:date>
            </office:change-info>
          </text:insertion>
        </text:changed-region>
        <text:changed-region xml:id="ct88012304" text:id="ct88012304">
          <text:deletion>
            <office:change-info>
              <dc:creator>Ray Lischner</dc:creator>
              <dc:date>2013-10-26T12:17:00</dc:date>
            </office:change-info>
            <text:p text:style-name="Text_20_body"><text:span text:style-name="T1">n added</text:span></text:p>
          </text:deletion>
        </text:changed-region>
        <text:changed-region xml:id="ct89550368" text:id="ct89550368">
          <text:insertion>
            <office:change-info>
              <dc:creator>Ray Lischner</dc:creator>
              <dc:date>2013-10-26T12:19:00</dc:date>
            </office:change-info>
          </text:insertion>
        </text:changed-region>
        <text:changed-region xml:id="ct96142320" text:id="ct96142320">
          <text:deletion>
            <office:change-info>
              <dc:creator>Ray Lischner</dc:creator>
              <dc:date>2013-10-26T12:46:00</dc:date>
            </office:change-info>
            <text:p text:style-name="Text_20_body"><text:span text:style-name="T1">5</text:span></text:p>
          </text:deletion>
        </text:changed-region>
        <text:changed-region xml:id="ct96084384" text:id="ct96084384">
          <text:insertion>
            <office:change-info>
              <dc:creator>Ray Lischner</dc:creator>
              <dc:date>2013-10-26T12:46:00</dc:date>
            </office:change-info>
          </text:insertion>
        </text:changed-region>
        <text:changed-region xml:id="ct95776064" text:id="ct95776064">
          <text:deletion>
            <office:change-info>
              <dc:creator>Ray Lischner</dc:creator>
              <dc:date>2013-10-26T12:46:00</dc:date>
            </office:change-info>
            <text:p text:style-name="Code_20_Caption"><text:span text:style-name="T2">5</text:span></text:p>
          </text:deletion>
        </text:changed-region>
        <text:changed-region xml:id="ct96432896" text:id="ct96432896">
          <text:insertion>
            <office:change-info>
              <dc:creator>Ray Lischner</dc:creator>
              <dc:date>2013-10-26T12:46:00</dc:date>
            </office:change-info>
          </text:insertion>
        </text:changed-region>
        <text:changed-region xml:id="ct96708288" text:id="ct96708288">
          <text:deletion>
            <office:change-info>
              <dc:creator>Ray Lischner</dc:creator>
              <dc:date>2013-10-26T12:46:00</dc:date>
            </office:change-info>
            <text:p text:style-name="Code"><text:span text:style-name="T3"><text:s text:c="2"/></text:span>// The details are not germane to this exploration, but feel free to</text:p>
            <text:p text:style-name="Code"><text:span text:style-name="T3"><text:s text:c="2"/></text:span>// consult the code in randomint.hpp on the book's web site.<text:span text:style-name="Comment_20_Reference"><text:span text:style-name="T4"><office:annotation><dc:creator>Fabio Claudio Ferracchiati</dc:creator><dc:date>2013-10-09T11:26:00</dc:date><text:p text:style-name="P24"><text:span text:style-name="T44">I’m not agree with this kind of choices because it is not a regular rule. Next in this chapter you used another external hpp source file telling readers to go to listing 40-xx to see its content. There is no homogeneity, so the reader cannot have a linear approach to the book. Is it so long the source code that you have decide to omit it?</text:span></text:p></office:annotation></text:span></text:span></text:p>
            <text:p text:style-name="Code"><text:span text:style-name="T3"/></text:p>
          </text:deletion>
        </text:changed-region>
        <text:changed-region xml:id="ct97477216" text:id="ct97477216">
          <text:insertion>
            <office:change-info>
              <dc:creator>Ray Lischner</dc:creator>
              <dc:date>2013-10-26T12:47:00</dc:date>
            </office:change-info>
          </text:insertion>
        </text:changed-region>
        <text:changed-region xml:id="ct97404336" text:id="ct97404336">
          <text:deletion>
            <office:change-info>
              <dc:creator>Ray Lischner</dc:creator>
              <dc:date>2013-10-26T12:47:00</dc:date>
            </office:change-info>
            <text:p text:style-name="Text_20_body"><text:span text:style-name="T5">6</text:span></text:p>
          </text:deletion>
        </text:changed-region>
        <text:changed-region xml:id="ct95860688" text:id="ct95860688">
          <text:insertion>
            <office:change-info>
              <dc:creator>Ray Lischner</dc:creator>
              <dc:date>2013-10-26T12:47:00</dc:date>
            </office:change-info>
          </text:insertion>
        </text:changed-region>
        <text:changed-region xml:id="ct97476944" text:id="ct97476944">
          <text:deletion>
            <office:change-info>
              <dc:creator>Ray Lischner</dc:creator>
              <dc:date>2013-10-26T12:47:00</dc:date>
            </office:change-info>
            <text:p text:style-name="Code_20_Caption"><text:span text:style-name="T6">6</text:span></text:p>
          </text:deletion>
        </text:changed-region>
        <text:changed-region xml:id="ct101360848" text:id="ct101360848">
          <text:insertion>
            <office:change-info>
              <dc:creator>Ray Lischner</dc:creator>
              <dc:date>2013-10-26T12:55:00</dc:date>
            </office:change-info>
          </text:insertion>
        </text:changed-region>
        <text:changed-region xml:id="ct101243232" text:id="ct101243232">
          <text:insertion>
            <office:change-info>
              <dc:creator>Ray Lischner</dc:creator>
              <dc:date>2013-10-26T12:56:00</dc:date>
            </office:change-info>
          </text:insertion>
        </text:changed-region>
        <text:changed-region xml:id="ct98165824" text:id="ct98165824">
          <text:insertion>
            <office:change-info>
              <dc:creator>Ray Lischner</dc:creator>
              <dc:date>2013-10-26T12:47:00</dc:date>
            </office:change-info>
          </text:insertion>
        </text:changed-region>
        <text:changed-region xml:id="ct98049440" text:id="ct98049440">
          <text:deletion>
            <office:change-info>
              <dc:creator>Ray Lischner</dc:creator>
              <dc:date>2013-10-26T12:47:00</dc:date>
            </office:change-info>
            <text:p text:style-name="P1"><text:span text:style-name="T7">7</text:span></text:p>
          </text:deletion>
        </text:changed-region>
        <text:changed-region xml:id="ct98161440" text:id="ct98161440">
          <text:deletion>
            <office:change-info>
              <dc:creator>Ray Lischner</dc:creator>
              <dc:date>2013-10-26T12:47:00</dc:date>
            </office:change-info>
            <text:p text:style-name="Code_20_Caption"><text:span text:style-name="T2">7</text:span></text:p>
          </text:deletion>
        </text:changed-region>
        <text:changed-region xml:id="ct98097664" text:id="ct98097664">
          <text:insertion>
            <office:change-info>
              <dc:creator>Ray Lischner</dc:creator>
              <dc:date>2013-10-26T12:47:00</dc:date>
            </office:change-info>
          </text:insertion>
        </text:changed-region>
        <text:changed-region xml:id="ct101942640" text:id="ct101942640">
          <text:format-change>
            <office:change-info>
              <dc:creator>Ray Lischner</dc:creator>
              <dc:date>2013-10-26T12:57:00</dc:date>
            </office:change-info>
          </text:format-change>
        </text:changed-region>
        <text:changed-region xml:id="ct101860592" text:id="ct101860592">
          <text:insertion>
            <office:change-info>
              <dc:creator>Ray Lischner</dc:creator>
              <dc:date>2013-10-26T12:57:00</dc:date>
            </office:change-info>
          </text:insertion>
        </text:changed-region>
        <text:changed-region xml:id="ct97799056" text:id="ct97799056">
          <text:insertion>
            <office:change-info>
              <dc:creator>Ray Lischner</dc:creator>
              <dc:date>2013-10-26T12:47:00</dc:date>
            </office:change-info>
          </text:insertion>
        </text:changed-region>
        <text:changed-region xml:id="ct98381952" text:id="ct98381952">
          <text:deletion>
            <office:change-info>
              <dc:creator>Ray Lischner</dc:creator>
              <dc:date>2013-10-26T12:47:00</dc:date>
            </office:change-info>
            <text:p text:style-name="P1"><text:span text:style-name="T7">8</text:span></text:p>
          </text:deletion>
        </text:changed-region>
        <text:changed-region xml:id="ct98191360" text:id="ct98191360">
          <text:insertion>
            <office:change-info>
              <dc:creator>Ray Lischner</dc:creator>
              <dc:date>2013-10-26T12:47:00</dc:date>
            </office:change-info>
          </text:insertion>
        </text:changed-region>
        <text:changed-region xml:id="ct98328880" text:id="ct98328880">
          <text:deletion>
            <office:change-info>
              <dc:creator>Ray Lischner</dc:creator>
              <dc:date>2013-10-26T12:47:00</dc:date>
            </office:change-info>
            <text:p text:style-name="Code_20_Caption"><text:span text:style-name="T6">8</text:span></text:p>
          </text:deletion>
        </text:changed-region>
        <text:changed-region xml:id="ct98609584" text:id="ct98609584">
          <text:insertion>
            <office:change-info>
              <dc:creator>Ray Lischner</dc:creator>
              <dc:date>2013-10-26T12:47:00</dc:date>
            </office:change-info>
          </text:insertion>
        </text:changed-region>
        <text:changed-region xml:id="ct98628656" text:id="ct98628656">
          <text:deletion>
            <office:change-info>
              <dc:creator>Ray Lischner</dc:creator>
              <dc:date>2013-10-26T12:47:00</dc:date>
            </office:change-info>
            <text:p text:style-name="Text_20_body"><text:span text:style-name="T5">9</text:span></text:p>
          </text:deletion>
        </text:changed-region>
        <text:changed-region xml:id="ct98560896" text:id="ct98560896">
          <text:insertion>
            <office:change-info>
              <dc:creator>Ray Lischner</dc:creator>
              <dc:date>2013-10-26T12:47:00</dc:date>
            </office:change-info>
          </text:insertion>
        </text:changed-region>
        <text:changed-region xml:id="ct98473056" text:id="ct98473056">
          <text:deletion>
            <office:change-info>
              <dc:creator>Ray Lischner</dc:creator>
              <dc:date>2013-10-26T12:47:00</dc:date>
            </office:change-info>
            <text:p text:style-name="Code_20_Caption"><text:span text:style-name="T6">9</text:span></text:p>
          </text:deletion>
        </text:changed-region>
        <text:changed-region xml:id="ct98676208" text:id="ct98676208">
          <text:insertion>
            <office:change-info>
              <dc:creator>Ray Lischner</dc:creator>
              <dc:date>2013-10-26T12:48:00</dc:date>
            </office:change-info>
          </text:insertion>
        </text:changed-region>
        <text:changed-region xml:id="ct98676480" text:id="ct98676480">
          <text:deletion>
            <office:change-info>
              <dc:creator>Ray Lischner</dc:creator>
              <dc:date>2013-10-26T12:48:00</dc:date>
            </office:change-info>
            <text:p text:style-name="P1"><text:span text:style-name="T7">0</text:span></text:p>
          </text:deletion>
        </text:changed-region>
        <text:changed-region xml:id="ct98756896" text:id="ct98756896">
          <text:insertion>
            <office:change-info>
              <dc:creator>Ray Lischner</dc:creator>
              <dc:date>2013-10-26T12:48:00</dc:date>
            </office:change-info>
          </text:insertion>
        </text:changed-region>
        <text:changed-region xml:id="ct94372656" text:id="ct94372656">
          <text:deletion>
            <office:change-info>
              <dc:creator>Ray Lischner</dc:creator>
              <dc:date>2013-10-26T12:48:00</dc:date>
            </office:change-info>
            <text:p text:style-name="Code_20_Caption"><text:span text:style-name="T6">0</text:span></text:p>
          </text:deletion>
        </text:changed-region>
        <text:changed-region xml:id="ct103288480" text:id="ct103288480">
          <text:insertion>
            <office:change-info>
              <dc:creator>Ray Lischner</dc:creator>
              <dc:date>2013-10-26T13:02:00</dc:date>
            </office:change-info>
          </text:insertion>
        </text:changed-region>
        <text:changed-region xml:id="ct103345200" text:id="ct103345200">
          <text:deletion>
            <office:change-info>
              <dc:creator>Ray Lischner</dc:creator>
              <dc:date>2013-10-26T13:03:00</dc:date>
            </office:change-info>
            <text:p text:style-name="Text_20_body"><text:span text:style-name="T1"><text:s/>(</text:span></text:p>
          </text:deletion>
        </text:changed-region>
        <text:changed-region xml:id="ct103136160" text:id="ct103136160">
          <text:deletion>
            <office:change-info>
              <dc:creator>Ray Lischner</dc:creator>
              <dc:date>2013-10-26T13:01:00</dc:date>
            </office:change-info>
            <text:p text:style-name="Text_20_body"><text:span text:style-name="T1">Details are beyond the scope of this book, but the curious can check a reference for the </text:span><text:span text:style-name="Code_20_Inline"><text:span text:style-name="T1">&lt;random&gt;</text:span></text:span><text:span text:style-name="T1"> header.</text:span></text:p>
          </text:deletion>
        </text:changed-region>
        <text:changed-region xml:id="ct103262672" text:id="ct103262672">
          <text:deletion>
            <office:change-info>
              <dc:creator>Ray Lischner</dc:creator>
              <dc:date>2013-10-26T13:03:00</dc:date>
            </office:change-info>
            <text:p text:style-name="Text_20_body"><text:span text:style-name="T1">)</text:span></text:p>
          </text:deletion>
        </text:changed-region>
        <text:changed-region xml:id="ct98749408" text:id="ct98749408">
          <text:insertion>
            <office:change-info>
              <dc:creator>Ray Lischner</dc:creator>
              <dc:date>2013-10-26T12:48:00</dc:date>
            </office:change-info>
          </text:insertion>
        </text:changed-region>
        <text:changed-region xml:id="ct98748720" text:id="ct98748720">
          <text:deletion>
            <office:change-info>
              <dc:creator>Ray Lischner</dc:creator>
              <dc:date>2013-10-26T12:48:00</dc:date>
            </office:change-info>
            <text:p text:style-name="Text_20_body"><text:span text:style-name="T5">0</text:span></text:p>
          </text:deletion>
        </text:changed-region>
        <text:changed-region xml:id="ct98732192" text:id="ct98732192">
          <text:insertion>
            <office:change-info>
              <dc:creator>Ray Lischner</dc:creator>
              <dc:date>2013-10-26T12:48:00</dc:date>
            </office:change-info>
          </text:insertion>
        </text:changed-region>
        <text:changed-region xml:id="ct98635904" text:id="ct98635904">
          <text:deletion>
            <office:change-info>
              <dc:creator>Ray Lischner</dc:creator>
              <dc:date>2013-10-26T12:48:00</dc:date>
            </office:change-info>
            <text:p text:style-name="Text_20_body"><text:span text:style-name="T5">1</text:span></text:p>
          </text:deletion>
        </text:changed-region>
        <text:changed-region xml:id="ct98767248" text:id="ct98767248">
          <text:insertion>
            <office:change-info>
              <dc:creator>Ray Lischner</dc:creator>
              <dc:date>2013-10-26T12:48:00</dc:date>
            </office:change-info>
          </text:insertion>
        </text:changed-region>
        <text:changed-region xml:id="ct98708816" text:id="ct98708816">
          <text:deletion>
            <office:change-info>
              <dc:creator>Ray Lischner</dc:creator>
              <dc:date>2013-10-26T12:48:00</dc:date>
            </office:change-info>
            <text:p text:style-name="Code_20_Caption"><text:span text:style-name="T6">1</text:span></text:p>
          </text:deletion>
        </text:changed-region>
        <text:changed-region xml:id="ct103778368" text:id="ct103778368">
          <text:insertion>
            <office:change-info>
              <dc:creator>Ray Lischner</dc:creator>
              <dc:date>2013-10-26T13:03:00</dc:date>
            </office:change-info>
          </text:insertion>
        </text:changed-region>
        <text:changed-region xml:id="ct103748176" text:id="ct103748176">
          <text:insertion>
            <office:change-info>
              <dc:creator>Ray Lischner</dc:creator>
              <dc:date>2013-10-26T13:04:00</dc:date>
            </office:change-info>
          </text:insertion>
        </text:changed-region>
        <text:changed-region xml:id="ct103928480" text:id="ct103928480">
          <text:deletion>
            <office:change-info>
              <dc:creator>Ray Lischner</dc:creator>
              <dc:date>2013-10-26T13:05:00</dc:date>
            </office:change-info>
            <text:p text:style-name="Text_20_body"><text:span text:style-name="T1">input</text:span></text:p>
          </text:deletion>
        </text:changed-region>
        <text:changed-region xml:id="ct103772752" text:id="ct103772752">
          <text:insertion>
            <office:change-info>
              <dc:creator>Ray Lischner</dc:creator>
              <dc:date>2013-10-26T13:05:00</dc:date>
            </office:change-info>
          </text:insertion>
        </text:changed-region>
        <text:changed-region xml:id="ct76885312" text:id="ct76885312">
          <text:deletion>
            <office:change-info>
              <dc:creator>Ray Lischner</dc:creator>
              <dc:date>2013-10-26T13:05:00</dc:date>
            </office:change-info>
            <text:p text:style-name="Text_20_body"><text:span text:style-name="T1">n</text:span></text:p>
          </text:deletion>
        </text:changed-region>
        <text:changed-region xml:id="ct103889840" text:id="ct103889840">
          <text:deletion>
            <office:change-info>
              <dc:creator>Ray Lischner</dc:creator>
              <dc:date>2013-10-26T13:05:00</dc:date>
            </office:change-info>
            <text:p text:style-name="Text_20_body"><text:span text:style-name="T1">output</text:span></text:p>
          </text:deletion>
        </text:changed-region>
        <text:changed-region xml:id="ct103893696" text:id="ct103893696">
          <text:insertion>
            <office:change-info>
              <dc:creator>Ray Lischner</dc:creator>
              <dc:date>2013-10-26T13:05:00</dc:date>
            </office:change-info>
          </text:insertion>
        </text:changed-region>
        <text:changed-region xml:id="ct98976096" text:id="ct98976096">
          <text:insertion>
            <office:change-info>
              <dc:creator>Ray Lischner</dc:creator>
              <dc:date>2013-10-26T12:48:00</dc:date>
            </office:change-info>
          </text:insertion>
        </text:changed-region>
        <text:changed-region xml:id="ct98913264" text:id="ct98913264">
          <text:deletion>
            <office:change-info>
              <dc:creator>Ray Lischner</dc:creator>
              <dc:date>2013-10-26T12:48:00</dc:date>
            </office:change-info>
            <text:p text:style-name="P1"><text:span text:style-name="T7">2</text:span></text:p>
          </text:deletion>
        </text:changed-region>
        <text:changed-region xml:id="ct94522608" text:id="ct94522608">
          <text:insertion>
            <office:change-info>
              <dc:creator>Ray Lischner</dc:creator>
              <dc:date>2013-10-26T12:48:00</dc:date>
            </office:change-info>
          </text:insertion>
        </text:changed-region>
        <text:changed-region xml:id="ct98891264" text:id="ct98891264">
          <text:deletion>
            <office:change-info>
              <dc:creator>Ray Lischner</dc:creator>
              <dc:date>2013-10-26T12:48:00</dc:date>
            </office:change-info>
            <text:p text:style-name="Code_20_Caption"><text:span text:style-name="T6">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seful<text:span text:style-name="Comment_20_Reference"><text:span text:style-name="T12"><office:annotation><dc:creator>Fabio Claudio Ferracchiati</dc:creator><dc:date>2013-10-09T11:30:00</dc:date><text:p text:style-name="P24"><text:span text:style-name="T44">The overall judgement on the chapter is good but please see my next two comments to better understand what I think about the code you shown. I’ve tested it and most of all are good.</text:span></text:p></office:annotation></text:span></text:span> Algorithms</text:p>
      <text:p text:style-name="Body_20_Text_20_First"><text:span text:style-name="T14">T</text:span>he standard library includes a suite of functions, which the library calls <text:span text:style-name="Emphasis"><text:span text:style-name="T15">algorithms</text:span></text:span>, to simplify many programming tasks that involve repeated application of operations over data ranges. The data can be a container of objects, a portion of a container, values read from an input stream, or any other sequence of objects that you can express with iterators. I’ve introduced a few algorithms when appropriate; this Exploration takes a closer look at a number of the most useful algorithms.</text:p>
      <text:h text:style-name="Heading_20_1" text:outline-level="1">Searching</text:h>
      <text:p text:style-name="Body_20_Text_20_First">The standard algorithms include many flavors of searching, divided into two broad categories: linear and binary. The linear searches examine every element in a range, starting from the first, and proceeding to subsequent elements until reaching the end (or the search ends because it is successful). The binary searches require the elements be sorted in ascending order using the <text:span text:style-name="Code_20_Inline">&lt;</text:span> operator, or according to a custom predicate, that is, a function, functor, or lambda that returns a Boolean result.</text:p>
      <text:h text:style-name="Heading_20_2" text:outline-level="2">Linear Search Algorithms</text:h>
      <text:p text:style-name="Body_20_Text_20_First">The most basic linear search is the <text:span text:style-name="Code_20_Inline">find</text:span> function. It searches a range of read iterators for a value. It returns an iterator that refers to the first matching element in the range. If <text:span text:style-name="Code_20_Inline">find</text:span> cannot find a match, it returns a copy of the end iterator. Listing 43-1 shows an example of its use. The program reads integers into a vector, searches for the value 42, and if found, changes that element to 0.</text:p>
      <text:p text:style-name="Code_20_Caption"><text:span text:style-name="T2">Listing 43-1.</text:span> Searching for an Integer</text:p>
      <text:p text:style-name="Code">#include &lt;algorithm&gt;</text:p>
      <text:p text:style-name="Code">#include &lt;iostream&gt;</text:p>
      <text:p text:style-name="Code"/>
      <text:p text:style-name="Code">#include "data.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P7"><text:span text:style-name="T3"><text:s text:c="2"/></text:span>auto iter(std::find(data.begin(), data.end(), 42));</text:p>
      <text:p text:style-name="Code"><text:soft-page-break/><text:span text:style-name="T3"><text:s text:c="2"/></text:span>if (iter == data.end())</text:p>
      <text:p text:style-name="Code"><text:span text:style-name="T3"><text:s text:c="4"/></text:span>std::cout &lt;&lt; "Value 42 not found\n";</text:p>
      <text:p text:style-name="Code"><text:span text:style-name="T3"><text:s text:c="2"/></text:span>else</text:p>
      <text:p text:style-name="Code"><text:span text:style-name="T3"><text:s text:c="2"/></text:span>{</text:p>
      <text:p text:style-name="Code"><text:span text:style-name="T3"><text:s text:c="4"/></text:span>*iter = 0;</text:p>
      <text:p text:style-name="Code"><text:span text:style-name="T3"><text:s text:c="4"/></text:span>std::cout &lt;&lt; "Value 42 changed to 0:\n";</text:p>
      <text:p text:style-name="Code"><text:span text:style-name="T3"><text:s text:c="4"/></text:span>write_data(data);</text:p>
      <text:p text:style-name="Code"><text:span text:style-name="T3"><text:s text:c="2"/></text:span>}</text:p>
      <text:p text:style-name="Code">}</text:p>
      <text:p text:style-name="Text_20_body"><text:span text:style-name="T1">Listing 43-2 shows the </text:span><text:span text:style-name="T16">data.hpp</text:span><text:span text:style-name="T1"> file, which provides a few utilities for working with vectors of integers. Most of the examples in this Exploration will </text:span><text:span text:style-name="Code_20_Inline"><text:span text:style-name="T1">#include</text:span></text:span><text:span text:style-name="T1"> this file.</text:span></text:p>
      <text:p text:style-name="Code_20_Caption"><text:span text:style-name="T2">Listing 43-2</text:span><text:span text:style-name="T11">.</text:span> The data.hpp File to Support Integer Data</text:p>
      <text:p text:style-name="Code"><text:span text:style-name="T33">#ifnd</text:span>e<text:span text:style-name="T33">f DATA_HPP_</text:span></text:p>
      <text:p text:style-name="P8">#define DATA_HPP_</text:p>
      <text:p text:style-name="P8"/>
      <text:p text:style-name="P9">#include &lt;algorithm&gt;</text:p>
      <text:p text:style-name="P9">#include &lt;iostream&gt;</text:p>
      <text:p text:style-name="P9">#include &lt;iterator&gt;</text:p>
      <text:p text:style-name="P9">#include &lt;vector&gt;</text:p>
      <text:p text:style-name="P9"/>
      <text:p text:style-name="P9">/// Convenient shorthand for a vector of integers.</text:p>
      <text:p text:style-name="P9">typedef std::vector&lt;int&gt; intvector;</text:p>
      <text:p text:style-name="P9"/>
      <text:p text:style-name="P9">/// Convenient shorthand for an intvector's iterator.</text:p>
      <text:p text:style-name="P9">typedef intvector::iterator intvec_iterator;</text:p>
      <text:p text:style-name="P9"/>
      <text:p text:style-name="P9">/// Read a series of integers from the standard input into @p data,</text:p>
      <text:p text:style-name="P9">/// overwriting @p data in the process.</text:p>
      <text:p text:style-name="P9">/// @param[in,out] data a vector of integers</text:p>
      <text:p text:style-name="P9">inline void read_data(intvector&amp; data)</text:p>
      <text:p text:style-name="P9">{</text:p>
      <text:p text:style-name="P9"><text:span text:style-name="T3"><text:s text:c="2"/></text:span>data.clear();</text:p>
      <text:p text:style-name="P9"><text:span text:style-name="T3"><text:s text:c="2"/></text:span>data.insert(data.begin(), std::istream_iterator&lt;int&gt;(std::cin),</text:p>
      <text:p text:style-name="P9"><text:span text:style-name="T3"><text:s text:c="28"/></text:span>std::istream_iterator&lt;int&gt;());</text:p>
      <text:p text:style-name="P9">}</text:p>
      <text:p text:style-name="P9"/>
      <text:p text:style-name="P9">/// Write a vector of integers to the standard output. Write all values on one</text:p>
      <text:p text:style-name="P9">/// line, separated by single space characters, and surrounded by curly braces,</text:p>
      <text:p text:style-name="P9">/// e.g., { 1 2 3 }.</text:p>
      <text:p text:style-name="P9">/// @param data a vector of integers</text:p>
      <text:p text:style-name="P9">inline void write_data(intvector const&amp; data)</text:p>
      <text:p text:style-name="P9">{</text:p>
      <text:p text:style-name="P9"><text:span text:style-name="T3"><text:s text:c="2"/></text:span>std::cout &lt;&lt; "{ ";</text:p>
      <text:p text:style-name="P9"><text:span text:style-name="T3"><text:s text:c="2"/></text:span>std::copy(data.begin(), data.end(),</text:p>
      <text:p text:style-name="P9"><text:span text:style-name="T3"><text:s text:c="12"/></text:span>std::ostream_iterator&lt;int&gt;(std::cout, " "));</text:p>
      <text:p text:style-name="P9"><text:span text:style-name="T3"><text:s text:c="2"/></text:span>std::cout &lt;&lt; "}\n";</text:p>
      <text:p text:style-name="P9">}</text:p>
      <text:p text:style-name="Code"><text:line-break/>#endif</text:p>
      <text:p text:style-name="Text_20_body"><text:soft-page-break/><text:span text:style-name="T1">A companion to the </text:span><text:span text:style-name="Code_20_Inline"><text:span text:style-name="T1">find</text:span></text:span><text:span text:style-name="T1"> algorithm is </text:span><text:span text:style-name="Code_20_Inline"><text:span text:style-name="T1">find_if</text:span></text:span><text:span text:style-name="T1">. Instead of searching for a matching value, </text:span><text:span text:style-name="Code_20_Inline"><text:span text:style-name="T1">find_if</text:span></text:span><text:span text:style-name="T1"> takes a predicate function or function object (from now on, I will write </text:span><text:span text:style-name="Emphasis"><text:span text:style-name="T17">functor</text:span></text:span><text:span text:style-name="T1"> to mean a free function, <text:s/>a function object, or a lambda). It calls the functor for every element in the range until the functor returns </text:span><text:span text:style-name="Code_20_Inline"><text:span text:style-name="T1">true</text:span></text:span><text:span text:style-name="T1"> (or any value that can be converted automatically to </text:span><text:span text:style-name="Code_20_Inline"><text:span text:style-name="T1">true</text:span></text:span><text:span text:style-name="T1">, such as a nonzero numeric value). If the functor never returns true, </text:span><text:span text:style-name="Code_20_Inline"><text:span text:style-name="T1">find_if</text:span></text:span><text:span text:style-name="T1"> returns the end iterator.</text:span></text:p>
      <text:p text:style-name="Text_20_body"><text:span text:style-name="T1">Every search algorithm comes in two forms. The first compares items using an operator (</text:span><text:span text:style-name="Code_20_Inline"><text:span text:style-name="T1">==</text:span></text:span><text:span text:style-name="T1"> for linear searches and </text:span><text:span text:style-name="Code_20_Inline"><text:span text:style-name="T1">&lt;</text:span></text:span><text:span text:style-name="T1"> for binary searches). The second form uses a caller-supplied functor instead of the operator. For most algorithms, the functor is an additional argument to the algorithm, so the compiler can distinguish the two forms. In a few cases, both forms take the same number of arguments, and the library uses distinct names because the compiler could not otherwise distinguish between the two forms. In these cases, the functor form has </text:span><text:span text:style-name="Code_20_Inline"><text:span text:style-name="T1">_if</text:span></text:span><text:span text:style-name="T1"> added to the name, such as </text:span><text:span text:style-name="Code_20_Inline"><text:span text:style-name="T1">find</text:span></text:span><text:span text:style-name="T1"> and </text:span><text:span text:style-name="Code_20_Inline"><text:span text:style-name="T1">find_if</text:span></text:span><text:span text:style-name="T1">.</text:span></text:p>
      <text:p text:style-name="Text_20_body"><text:span text:style-name="T1">Suppose you want to search a vector of integers, not for a single value, but for any value that falls within a certain range. You can write a custom predicate to test a hard-coded range, but a more useful solution is to write a general-purpose functor that compares an integer against any range. </text:span><text:change text:change-id="ct87800016"/><text:change-start text:change-id="ct87812928"/><text:span text:style-name="T24">U</text:span><text:change-end text:change-id="ct87812928"/><text:span text:style-name="T1">se this functor by supplying the range limits as argument to the constructor. </text:span><text:span text:style-name="Strong_20_Emphasis"><text:span text:style-name="T1">Is this best implemented as a free function, function object, or lambda?</text:span></text:span><text:span text:style-name="T1"> ________________________ Because it must store state, I recommend writing a functor.</text:span></text:p>
      <text:p text:style-name="Text_20_body"><text:span text:style-name="T1">A lambda is good when you need to search for specific values, but a functor is easier if you want to write a generic comparator that can store the limits. </text:span><text:span text:style-name="T36">Write the </text:span><text:span text:style-name="Code_20_Inline"><text:span text:style-name="T37">intrange</text:span></text:span><text:span text:style-name="T36"> functor.</text:span><text:span text:style-name="T1"> The constructor takes two </text:span><text:span text:style-name="Code_20_Inline"><text:span text:style-name="T1">int</text:span></text:span><text:span text:style-name="T1"> arguments. The function call operator takes a single </text:span><text:span text:style-name="Code_20_Inline"><text:span text:style-name="T1">int</text:span></text:span><text:span text:style-name="T1"> argument; it returns true if the argument falls within the inclusive range specified in the constructor, or false if the argument lies outside the range.</text:span></text:p>
      <text:p text:style-name="Text_20_body"><text:span text:style-name="T1">Listing 43-3 shows my implementation of </text:span><text:span text:style-name="Code_20_Inline"><text:span text:style-name="T1">intrange</text:span></text:span><text:span text:style-name="T1">. As a</text:span><text:change text:change-id="ct88012304"/><text:span text:style-name="T1"> bonus, I decided to allow the caller to specify the range limits in either order. That way I neatly avoid the issue of error checking and error handling if the caller tries to use a meaningless range, such as [10, 0].</text:span></text:p>
      <text:p text:style-name="Code_20_Caption"><text:span text:style-name="T2">Listing 43-3.</text:span> Functor <text:span text:style-name="Code_20_Inline"><text:span text:style-name="T38">intrange</text:span></text:span> to Generate Integers In a Certain Range</text:p>
      <text:p text:style-name="P10">#ifndef INTRANGE_HPP_</text:p>
      <text:p text:style-name="P10">#define INTRANGE_HPP_</text:p>
      <text:p text:style-name="P10"/>
      <text:p text:style-name="P10">#include &lt;algorithm&gt;</text:p>
      <text:p text:style-name="P10"/>
      <text:p text:style-name="P10">/// Check whether an integer lies within an inclusive range.</text:p>
      <text:p text:style-name="P10">class intrange</text:p>
      <text:p text:style-name="P10">{</text:p>
      <text:p text:style-name="P10">public:</text:p>
      <text:p text:style-name="P10"><text:span text:style-name="T3"><text:s text:c="2"/></text:span>inline intrange(int low, int high);</text:p>
      <text:p text:style-name="P10"><text:span text:style-name="T3"><text:s text:c="2"/></text:span>inline bool operator()(int test) const;</text:p>
      <text:p text:style-name="P10">private:</text:p>
      <text:p text:style-name="P10"><text:span text:style-name="T3"><text:s text:c="2"/></text:span>int const low_;</text:p>
      <text:p text:style-name="P10"><text:span text:style-name="T3"><text:s text:c="2"/></text:span>int const high_;</text:p>
      <text:p text:style-name="P10">};</text:p>
      <text:p text:style-name="P10"/>
      <text:p text:style-name="P10">/// Construct an integer range.</text:p>
      <text:p text:style-name="P10">/// If the parameters are in the wrong order,</text:p>
      <text:p text:style-name="P10">/// swap them to the right order.</text:p>
      <text:p text:style-name="P10">/// @param low the lower bound of the inclusive range</text:p>
      <text:p text:style-name="P10">/// @param high the upper bound of the inclusive range</text:p>
      <text:p text:style-name="P10">inline intrange::intrange(int low, int high)</text:p>
      <text:p text:style-name="P10"><text:soft-page-break/>: low_{std::min(low, high)}, high_{std::max(low, high)}</text:p>
      <text:p text:style-name="P10">{}</text:p>
      <text:p text:style-name="P10"/>
      <text:p text:style-name="P10">/// Check whether a value lies within the inclusive range.</text:p>
      <text:p text:style-name="P10">/// @param test the value to test</text:p>
      <text:p text:style-name="P10">inline bool intrange::operator()(int test)</text:p>
      <text:p text:style-name="P10">const</text:p>
      <text:p text:style-name="P10">{</text:p>
      <text:p text:style-name="P10"><text:span text:style-name="T3"><text:s text:c="2"/></text:span>return test &gt;= low_ and test &lt;= high_;</text:p>
      <text:p text:style-name="P10">}</text:p>
      <text:p text:style-name="P10"/>
      <text:p text:style-name="Code">#endif</text:p>
      <text:p text:style-name="Text_20_body"><text:span text:style-name="T1">The </text:span><text:span text:style-name="Code_20_Inline"><text:span text:style-name="T1">&lt;</text:span></text:span><text:span text:style-name="T1"> operator form of the </text:span><text:span text:style-name="Code_20_Inline"><text:span text:style-name="T1">std::min</text:span></text:span><text:span text:style-name="T1"> function takes two arguments and returns the smaller. The </text:span><text:span text:style-name="Code_20_Inline"><text:span text:style-name="T1">std::max</text:span></text:span><text:span text:style-name="T1"> function also takes two arguments and returns the larger. Both functions compare their arguments with the </text:span><text:span text:style-name="Code_20_Inline"><text:span text:style-name="T1">&lt;</text:span></text:span><text:span text:style-name="T1"> operator; like other algorithms, you can call a functor form of both functions, passing a comparison functor to use instead of the </text:span><text:span text:style-name="Code_20_Inline"><text:span text:style-name="T1">&lt;</text:span></text:span><text:span text:style-name="T1"> operator. The types of the first two arguments must be the same, and the return type matches that of the arguments. The </text:span><text:span text:style-name="Code_20_Inline"><text:span text:style-name="T1">mixmax</text:span></text:span><text:span text:style-name="T1"> function returns a </text:span><text:span text:style-name="Code_20_Inline"><text:span text:style-name="T1">std::pair</text:span></text:span><text:span text:style-name="T1"> (introduced in Exploration 14) of the minimum and maximum.</text:span></text:p>
      <text:p text:style-name="Text_20_body"><text:span text:style-name="T36">Write a test program</text:span><text:span text:style-name="T1"> that reads integers from the standard input and then uses </text:span><text:span text:style-name="Code_20_Inline"><text:span text:style-name="T1">find_if</text:span></text:span><text:span text:style-name="T1"> and </text:span><text:span text:style-name="Code_20_Inline"><text:span text:style-name="T1">intrange</text:span></text:span><text:span text:style-name="T1"> to find the first value that lies within the range [10, 20]. Compare your solution with mine in Listing 43-4.</text:span></text:p>
      <text:p text:style-name="Code_20_Caption"><text:span text:style-name="T2">Listing 43-4.</text:span> Using <text:span text:style-name="Code_20_Inline"><text:span text:style-name="T38">find_if</text:span></text:span> and <text:span text:style-name="Code_20_Inline"><text:span text:style-name="T38">intrange</text:span></text:span> to Find an Integer That Lies Within a Range</text:p>
      <text:p text:style-name="Code">#include &lt;algorithm&gt;</text:p>
      <text:p text:style-name="Code">#include &lt;iostream&gt;</text:p>
      <text:p text:style-name="Code"/>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Code"><text:span text:style-name="T3"><text:s text:c="2"/></text:span>auto iter(std::find_if(data.begin(), data.end(), intrange{10, 20}));</text:p>
      <text:p text:style-name="Code"><text:span text:style-name="T3"><text:s text:c="2"/></text:span>if (iter == data.end())</text:p>
      <text:p text:style-name="Code"><text:span text:style-name="T3"><text:s text:c="4"/></text:span>std::cout &lt;&lt; "No values in [10,20] found\n";</text:p>
      <text:p text:style-name="Code"><text:span text:style-name="T3"><text:s text:c="2"/></text:span>else</text:p>
      <text:p text:style-name="Code"><text:span text:style-name="T3"><text:s text:c="4"/></text:span>std::cout &lt;&lt; "Value " &lt;&lt; *iter &lt;&lt; " in range [10,20].\n";</text:p>
      <text:p text:style-name="Code">}</text:p>
      <text:p text:style-name="P21"><text:change-start text:change-id="ct89550368"/><text:span text:style-name="T24">A few of the following examples generate random data and apply algorithms to the data. The standard library has a rich, complicated library for generating pseudo-random numbers. The details of this library are beyond the scope of this book. Only the mathematically adventuresome should crack open the details of the </text:span><text:span text:style-name="Code_20_Inline"><text:span text:style-name="T24">&lt;random&gt;</text:span></text:span><text:span text:style-name="T24"> header. </text:span><text:span text:style-name="T27">For your convenience, </text:span><text:span text:style-name="T24">Listing 43-5 </text:span><text:span text:style-name="T27">presents the </text:span><text:span text:style-name="Code_20_Inline"><text:span text:style-name="T27">randomint.hpp</text:span></text:span><text:span text:style-name="T27"> header, which defines the </text:span><text:span text:style-name="Code_20_Inline"><text:span text:style-name="T27">randomint</text:span></text:span><text:span text:style-name="T27"> class, which generates random integers in a caller-supplied range. </text:span></text:p>
      <text:p text:style-name="P23"><text:span text:style-name="T25">Listing 43-5.</text:span><text:span text:style-name="T24"> Generating Random Integers</text:span></text:p>
      <text:p text:style-name="P18"><text:span text:style-name="T24">#ifndef RANDOM</text:span><text:span text:style-name="T27">INT</text:span><text:span text:style-name="T24">_HPP_</text:span></text:p>
      <text:p text:style-name="P18"><text:span text:style-name="T24">#define RANDOM</text:span><text:span text:style-name="T27">INT</text:span><text:span text:style-name="T24">_HPP_</text:span></text:p>
      <text:p text:style-name="P18"><text:soft-page-break/><text:span text:style-name="T24"/></text:p>
      <text:p text:style-name="P18"><text:span text:style-name="T24">#include &lt;algorithm&gt;</text:span></text:p>
      <text:p text:style-name="P18"><text:span text:style-name="T24">#include &lt;random&gt;</text:span></text:p>
      <text:p text:style-name="P18"><text:span text:style-name="T24"/></text:p>
      <text:p text:style-name="P18"><text:span text:style-name="T24">/// Generate uniformly distributed random integers in a range.</text:span></text:p>
      <text:p text:style-name="P18"><text:span text:style-name="T24">class randomint</text:span></text:p>
      <text:p text:style-name="P18"><text:span text:style-name="T24">{</text:span></text:p>
      <text:p text:style-name="P18"><text:span text:style-name="T24">public:</text:span></text:p>
      <text:p text:style-name="P18"><text:span text:style-name="T24"><text:s text:c="2"/>typedef std::default_random_engine::result_type result_type;</text:span></text:p>
      <text:p text:style-name="P18"><text:span text:style-name="T24"/></text:p>
      <text:p text:style-name="P18"><text:span text:style-name="T24"><text:s text:c="2"/>/// Construct a random-number generator to produce numbers in the range [&lt;tt&gt;low&lt;/tt&gt;, &lt;tt&gt;high&lt;/tt&gt;].</text:span></text:p>
      <text:p text:style-name="P18"><text:span text:style-name="T24"><text:s text:c="2"/>/// If @p low &gt; @p high the values are reversed.</text:span></text:p>
      <text:p text:style-name="P18"><text:span text:style-name="T24"><text:s text:c="2"/>randomint(result_type low, result_type high)</text:span></text:p>
      <text:p text:style-name="P19"><text:span text:style-name="T24"><text:s text:c="5"/>// </text:span><text:span text:style-name="T27">std::random_device uses a system-dependent generation of randomness</text:span></text:p>
      <text:p text:style-name="P19"><text:span text:style-name="T27"><text:s text:c="6"/>// to seed the pseudo-random-number generator.</text:span></text:p>
      <text:p text:style-name="P19"><text:span text:style-name="T24"><text:s text:c="2"/>: prng_{</text:span><text:span text:style-name="T26">std::random_device{}()</text:span><text:span text:style-name="T24">},</text:span></text:p>
      <text:p text:style-name="P19"><text:span text:style-name="T24"><text:s text:c="4"/>distribution_{std::min(low, high), std::max(low, high)}</text:span></text:p>
      <text:p text:style-name="P19"><text:span text:style-name="T24"><text:s text:c="2"/>{}</text:span></text:p>
      <text:p text:style-name="P19"><text:span text:style-name="T24"/></text:p>
      <text:p text:style-name="P18"><text:span text:style-name="T24"><text:s text:c="2"/>/// Generate the next random number generator.</text:span></text:p>
      <text:p text:style-name="P18"><text:span text:style-name="T24"><text:s text:c="2"/>result_type operator()()</text:span></text:p>
      <text:p text:style-name="P19"><text:span text:style-name="T24"><text:s text:c="2"/>{</text:span></text:p>
      <text:p text:style-name="P19"><text:span text:style-name="T24"><text:s text:c="5"/>return distribution_(prng_);</text:span></text:p>
      <text:p text:style-name="P19"><text:span text:style-name="T24"><text:s text:c="2"/>}</text:span></text:p>
      <text:p text:style-name="P19"><text:span text:style-name="T24"/></text:p>
      <text:p text:style-name="P18"><text:span text:style-name="T24">private:</text:span></text:p>
      <text:p text:style-name="P18"><text:span text:style-name="T24"><text:s text:c="2"/>// </text:span><text:span text:style-name="T27">implementation-defined pseudo-random-number generator</text:span></text:p>
      <text:p text:style-name="P19"><text:span text:style-name="T24"><text:s text:c="2"/>std::default_random_engine prng_;</text:span></text:p>
      <text:p text:style-name="P19"><text:span text:style-name="T24"><text:s text:c="2"/>// </text:span><text:span text:style-name="T27">Map random numbers to a uniform distribution.</text:span></text:p>
      <text:p text:style-name="P18"><text:span text:style-name="T24"><text:s text:c="2"/>std::uniform_int_distribution&lt;result_type&gt; distribution_;</text:span></text:p>
      <text:p text:style-name="P18"><text:span text:style-name="T24">};</text:span></text:p>
      <text:p text:style-name="P18"><text:span text:style-name="T24">#endif</text:span></text:p>
      <text:p text:style-name="Text_20_body"><text:change-end text:change-id="ct89550368"/><text:span text:style-name="T1">The </text:span><text:span text:style-name="Code_20_Inline"><text:span text:style-name="T1">search</text:span></text:span><text:span text:style-name="T1"> function is similar to </text:span><text:span text:style-name="Code_20_Inline"><text:span text:style-name="T1">find</text:span></text:span><text:span text:style-name="T1">, except it searches for a matching subrange. That is, you supply an iterator range to search and an iterator range to match. The </text:span><text:span text:style-name="Code_20_Inline"><text:span text:style-name="T1">search</text:span></text:span><text:span text:style-name="T1"> algorithm looks for the first occurrence of a sequence of elements that equals the entire match range. Listing 43-</text:span><text:change text:change-id="ct96142320"/><text:change-start text:change-id="ct96084384"/><text:span text:style-name="T28">6</text:span><text:change-end text:change-id="ct96084384"/><text:span text:style-name="T1"> shows a silly program that generates a large vector of random integers in the range 0 to 9, and then searches for a subrange that matches the first four digits of </text:span><text:span text:style-name="T39">π</text:span><text:span text:style-name="T1">.</text:span></text:p>
      <text:p text:style-name="Code_20_Caption"><text:span text:style-name="T2">Listing 43-</text:span><text:change text:change-id="ct95776064"/><text:change-start text:change-id="ct96432896"/><text:span text:style-name="T19">6</text:span><text:change-end text:change-id="ct96432896"/><text:span text:style-name="T2">.</text:span> Finding a Subrange that Matches the First Four Digits of <text:span text:style-name="T40">π</text:span></text:p>
      <text:p text:style-name="Code">#include &lt;algorithm&gt;</text:p>
      <text:p text:style-name="Code">#include &lt;cstdlib&gt;</text:p>
      <text:p text:style-name="Code">#include &lt;iostream&gt;</text:p>
      <text:p text:style-name="Code">#include &lt;iterator&gt;</text:p>
      <text:p text:style-name="Code">#include &lt;vector&gt;</text:p>
      <text:p text:style-name="Code"/>
      <text:p text:style-name="Code">#include "data.hpp"</text:p>
      <text:p text:style-name="Code">#include "randomint.hpp"<text:span text:style-name="Comment_20_Reference"><text:span text:style-name="T4"><office:annotation><dc:creator>Fabio Claudio Ferracchiati</dc:creator><dc:date>2013-10-09T11:20:00</dc:date><text:p text:style-name="P24"><text:span text:style-name="T44">Compiler error because you haven’t shown this source code.</text:span></text:p></office:annotation></text:span></text:span></text:p>
      <text:p text:style-name="Code"/>
      <text:p text:style-name="Code">int main()</text:p>
      <text:p text:style-name="Code">{</text:p>
      <text:p text:style-name="Code"><text:span text:style-name="T3"><text:s text:c="2"/></text:span>intvector pi{ 3, 1, 4, 1 };</text:p>
      <text:p text:style-name="Code"><text:span text:style-name="T3"><text:s text:c="2"/></text:span>intvector data{};</text:p>
      <text:p text:style-name="Code"><text:span text:style-name="T3"><text:s text:c="2"/></text:span>// The randomint functor generates random numbers in the range [0, 9].</text:p>
      <text:p text:style-name="Code"><text:change text:change-id="ct96708288"/><text:soft-page-break/><text:span text:style-name="T3"><text:s text:c="2"/></text:span>std::generate(data.begin(), data.end(), randomint{0, 9});</text:p>
      <text:p text:style-name="Code"/>
      <text:p text:style-name="Code"><text:span text:style-name="Strong_20_Emphasis"><text:span text:style-name="T3"><text:s text:c="2"/></text:span></text:span><text:span text:style-name="Strong_20_Emphasis">auto iter(std::search(data.begin(), data.end(), pi.begin(), pi.end()));</text:span></text:p>
      <text:p text:style-name="Code"><text:span text:style-name="T3"><text:s text:c="2"/></text:span>if (iter == data.end())</text:p>
      <text:p text:style-name="Code"><text:span text:style-name="T3"><text:s text:c="4"/></text:span>std::cout &lt;&lt; "The integer range does not contain the digits of pi.\n";</text:p>
      <text:p text:style-name="Code"><text:span text:style-name="T3"><text:s text:c="2"/></text:span>else</text:p>
      <text:p text:style-name="Code"><text:span text:style-name="T3"><text:s text:c="2"/></text:span>{</text:p>
      <text:p text:style-name="Code"><text:span text:style-name="T3"><text:s text:c="4"/></text:span>std::cout &lt;&lt; "Easy as pi: ";</text:p>
      <text:p text:style-name="Code"><text:span text:style-name="T3"><text:s text:c="4"/></text:span>std::copy(iter, iter+pi.size(), std::ostream_iterator&lt;int&gt;(std::cout, " "));</text:p>
      <text:p text:style-name="Code"><text:span text:style-name="T3"><text:s text:c="4"/></text:span>std::cout &lt;&lt; '\n';</text:p>
      <text:p text:style-name="Code"><text:span text:style-name="T3"><text:s text:c="2"/></text:span>}</text:p>
      <text:p text:style-name="Code">}</text:p>
      <text:h text:style-name="Heading_20_2" text:outline-level="2">Binary Search Algorithms</text:h>
      <text:p text:style-name="Body_20_Text_20_First">The <text:span text:style-name="Code_20_Inline">map</text:span> container stores its elements in sorted order, so you can use any of the binary search algorithms, but <text:span text:style-name="Code_20_Inline">map</text:span> also has member functions that can take advantage of access to the internal structure of a <text:span text:style-name="Code_20_Inline">map</text:span>, and so offer improved performance. Thus, the binary search algorithms are typically used on sequential containers, such as <text:span text:style-name="Code_20_Inline">vector</text:span>, when you know that they contain sorted data. If the input range is not properly sorted, the results are undefined: you might get the wrong answer, the program might crash, or something even worse might happen.</text:p>
      <text:p text:style-name="Text_20_body"><text:span text:style-name="T1">The </text:span><text:span text:style-name="Code_20_Inline"><text:span text:style-name="T1">binary_search</text:span></text:span><text:span text:style-name="T1"> function simply tests whether a sorted range contains a particular value. By default, values are compared using only the </text:span><text:span text:style-name="Code_20_Inline"><text:span text:style-name="T1">&lt;</text:span></text:span><text:span text:style-name="T1"> operator. Another form of </text:span><text:span text:style-name="Code_20_Inline"><text:span text:style-name="T1">binary_search</text:span></text:span><text:span text:style-name="T1"> takes a comparison functor as an additional argument to perform the comparison.</text:span></text:p>
      <text:p text:style-name="Side_20_Bar_20_Head">What’s In a Name?</text:p>
      <text:p text:style-name="Side_20_Bar_20_Body">The <text:span text:style-name="Code_20_Inline">find</text:span> function performs a linear search for a single item. The <text:span text:style-name="Code_20_Inline">search</text:span> function performs a linear search for a matching series of items. So why isn’t <text:span text:style-name="Code_20_Inline">binary_search</text:span> called <text:span text:style-name="Code_20_Inline">binary_find</text:span>? On the other hand, <text:span text:style-name="Code_20_Inline">find_end</text:span> searches for the rightmost match of a range of values, so why isn’t it called <text:span text:style-name="Code_20_Inline">search_end</text:span>? The <text:span text:style-name="Code_20_Inline">equal</text:span> function is completely different from <text:span text:style-name="Code_20_Inline">equal_range</text:span>, in spite of the similarity in their names.</text:p>
      <text:p text:style-name="Side_20_Bar_20_Last">The C++ standards committee did their best to apply uniform rules for algorithm names, such as appending <text:span text:style-name="Code_20_Inline">_if</text:span> to functions that take a functor argument but cannot be overloaded, they faced some historical constraints with a number of names. What this means for you is that you need to keep a reference close at hand. Don’t judge a function by its name, but read the description of what the function does and how it does it before you decide whether it’s the right function to use.</text:p>
      <text:p text:style-name="P1"/>
      <text:p text:style-name="Text_20_body"><text:span text:style-name="T1">The </text:span><text:span text:style-name="Code_20_Inline"><text:span text:style-name="T1">lower_bound</text:span></text:span><text:span text:style-name="T1"> function is similar to </text:span><text:span text:style-name="Code_20_Inline"><text:span text:style-name="T1">binary_search</text:span></text:span><text:span text:style-name="T1">, except it returns an iterator. The iterator points to the first occurrence of the value or it points to a position where the value belongs if you want to insert the value into the range and keep the values in sorted order. The </text:span><text:span text:style-name="Code_20_Inline"><text:span text:style-name="T1">upper_bound</text:span></text:span><text:span text:style-name="T1"> function is similar to </text:span><text:span text:style-name="Code_20_Inline"><text:span text:style-name="T1">lower_bound</text:span></text:span><text:span text:style-name="T1"> except it returns an iterator that points to the last position where you can insert the value and </text:span><text:soft-page-break/><text:span text:style-name="T1">keep it in sorted order; if the value is found, that means </text:span><text:span text:style-name="Code_20_Inline"><text:span text:style-name="T1">upper_bound</text:span></text:span><text:span text:style-name="T1"> points to one position past the last occurrence of the value in the range. To put it another way, the range [</text:span><text:span text:style-name="Code_20_Inline"><text:span text:style-name="T1">lower_bound</text:span></text:span><text:span text:style-name="T1">, </text:span><text:span text:style-name="Code_20_Inline"><text:span text:style-name="T1">upper_bound</text:span></text:span><text:span text:style-name="T1">) is the subrange of every occurrence of the value in the sorted range. As with any range, if </text:span><text:span text:style-name="Code_20_Inline"><text:span text:style-name="T1">lower_bound</text:span></text:span><text:span text:style-name="T1"> </text:span><text:span text:style-name="Code_20_Inline"><text:span text:style-name="T1">==</text:span></text:span><text:span text:style-name="T1"> </text:span><text:span text:style-name="Code_20_Inline"><text:span text:style-name="T1">upper_bound</text:span></text:span><text:span text:style-name="T1">, the result range is empty, which means the value is not in the search range.</text:span></text:p>
      <text:p text:style-name="Text_20_body"><text:span text:style-name="T1">Listing 43-</text:span><text:change-start text:change-id="ct97477216"/><text:span text:style-name="T5">7</text:span><text:change-end text:change-id="ct97477216"/><text:change text:change-id="ct97404336"/><text:span text:style-name="T1"> shows a variation on Listing 43-1, sorting the integer vector and searching for a value using </text:span><text:span text:style-name="Code_20_Inline"><text:span text:style-name="T1">lower_bound</text:span></text:span><text:span text:style-name="T1"> to perform a binary search.</text:span></text:p>
      <text:p text:style-name="Code_20_Caption"><text:span text:style-name="T2">Listing 43-</text:span><text:change-start text:change-id="ct95860688"/><text:span text:style-name="T6">7</text:span><text:change-end text:change-id="ct95860688"/><text:change text:change-id="ct97476944"/><text:span text:style-name="T2">.</text:span> Searching for an Integer Using Binary Search</text:p>
      <text:p text:style-name="Code">#include &lt;algorithm&gt;</text:p>
      <text:p text:style-name="Code">#include &lt;iostream&gt;</text:p>
      <text:p text:style-name="Code"/>
      <text:p text:style-name="Code">#include "data.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P7"><text:span text:style-name="T3"><text:s text:c="2"/></text:span>std::sort(data.begin(), data.end());</text:p>
      <text:p text:style-name="Code"><text:span text:style-name="T3"><text:s text:c="2"/></text:span>write_data(data);</text:p>
      <text:p text:style-name="P7"><text:span text:style-name="T3"><text:s text:c="2"/></text:span>intvec_iterator iter{std::lower_bound(data.begin(), data.end(), 42)};</text:p>
      <text:p text:style-name="Code"><text:span text:style-name="T3"><text:s text:c="2"/></text:span>if (iter == data.end())</text:p>
      <text:p text:style-name="Code"><text:span text:style-name="T3"><text:s text:c="4"/></text:span>std::cout &lt;&lt; "Value 42 not found\n";</text:p>
      <text:p text:style-name="Code"><text:span text:style-name="T3"><text:s text:c="2"/></text:span>else</text:p>
      <text:p text:style-name="Code"><text:span text:style-name="T3"><text:s text:c="2"/></text:span>{</text:p>
      <text:p text:style-name="Code"><text:span text:style-name="T3"><text:s text:c="4"/></text:span>*iter = 0;</text:p>
      <text:p text:style-name="Code"><text:span text:style-name="T3"><text:s text:c="4"/></text:span>std::cout &lt;&lt; "Value 42 changed to 0:\n";</text:p>
      <text:p text:style-name="Code"><text:span text:style-name="T3"><text:s text:c="4"/></text:span>write_data(data);</text:p>
      <text:p text:style-name="Code"><text:span text:style-name="T3"><text:s text:c="2"/></text:span>}</text:p>
      <text:p text:style-name="Code">}</text:p>
      <text:p text:style-name="Text_20_body"><text:span text:style-name="T1">Only two lines changed: </text:span><text:change-start text:change-id="ct101360848"/><text:span text:style-name="T30">adding </text:span><text:change-end text:change-id="ct101360848"/><text:span text:style-name="T1">one extra line to sort the vector, and changing </text:span><text:span text:style-name="Code_20_Inline"><text:span text:style-name="T1">find</text:span></text:span><text:span text:style-name="T1"> to </text:span><text:span text:style-name="Code_20_Inline"><text:span text:style-name="T1">lower_bound</text:span></text:span><text:span text:style-name="T1">. To better understand how </text:span><text:span text:style-name="Code_20_Inline"><text:span text:style-name="T1">lower_bound</text:span></text:span><text:span text:style-name="T1"> and </text:span><text:span text:style-name="Code_20_Inline"><text:span text:style-name="T1">upper_bound</text:span></text:span><text:span text:style-name="T1"> really work, it helps to write a test program. The program reads some integers from the user into a vector, sorts the vector, and clears the I/O state bits on the standard input (</text:span><text:span text:style-name="Code_20_Inline"><text:span text:style-name="T1">std::cin.clear()</text:span></text:span><text:span text:style-name="T1">) so you can enter some test values. The program then repeatedly ask</text:span><text:change-start text:change-id="ct101243232"/><text:span text:style-name="T30">s</text:span><text:change-end text:change-id="ct101243232"/><text:span text:style-name="T1"> for integers from the user, and searches for each value using </text:span><text:span text:style-name="Code_20_Inline"><text:span text:style-name="T1">lower_bound</text:span></text:span><text:span text:style-name="T1"> and </text:span><text:span text:style-name="Code_20_Inline"><text:span text:style-name="T1">upper_bound</text:span></text:span><text:span text:style-name="T1">. To help you understand exactly what these functions return, call the </text:span><text:span text:style-name="Code_20_Inline"><text:span text:style-name="T1">distance</text:span></text:span><text:span text:style-name="T1"> function to determine an iterator’s position in a vector:</text:span></text:p>
      <text:p text:style-name="Code">intvec_iterator iter{std::lower_bound(data.begin(), data.end(), 42)};</text:p>
      <text:p text:style-name="Code">std::cout &lt;&lt; "Index of 42 is " &lt;&lt; std::distance(data.begin(), iter) &lt;&lt; '\n';</text:p>
      <text:p text:style-name="Text_20_body"><text:span text:style-name="T1">The </text:span><text:span text:style-name="Code_20_Inline"><text:span text:style-name="T1">distance</text:span></text:span><text:span text:style-name="T1"> function (declared in </text:span><text:span text:style-name="Code_20_Inline"><text:span text:style-name="T1">&lt;iterator&gt;</text:span></text:span><text:span text:style-name="T1">) takes an iterator range and returns the number of elements in the range. The return type is the iterator’s </text:span><text:span text:style-name="Code_20_Inline"><text:span text:style-name="T1">difference_type</text:span></text:span><text:span text:style-name="T1">, which is just an integer type, although the exact type (e.g., </text:span><text:span text:style-name="Code_20_Inline"><text:span text:style-name="T1">int</text:span></text:span><text:span text:style-name="T1"> or </text:span><text:span text:style-name="Code_20_Inline"><text:span text:style-name="T1">long</text:span></text:span><text:span text:style-name="T1"> </text:span><text:span text:style-name="Code_20_Inline"><text:span text:style-name="T1">int</text:span></text:span><text:span text:style-name="T1">) depends on the implementation.</text:span></text:p>
      <text:p text:style-name="P1"><text:span text:style-name="T35">Write the test program.</text:span> Then run the program with the following sample input:</text:p>
      <text:p text:style-name="Code">9 4 2 1 5 4 3 6 2 7 4</text:p>
      <text:p text:style-name="P1">What should the program print as the sorted vector?</text:p>
      <text:p text:style-name="Unnumbered_20_List"><text:soft-page-break/>_____________________________________________________________</text:p>
      <text:p text:style-name="P1">Fill in Table 43-1 with the expected values for the lower and upper bounds of each value. Then run the program to check your answers.</text:p>
      <text:p text:style-name="Table_20_Caption"><text:span text:style-name="T2">Table 43-1.</text:span> Results of Testing Binary Search Function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Value</text:p>
          </table:table-cell>
          <table:table-cell table:style-name="Table1.B1" office:value-type="string">
            <text:p text:style-name="P13">Expected Lower Bound</text:p>
          </table:table-cell>
          <table:table-cell table:style-name="Table1.B1" office:value-type="string">
            <text:p text:style-name="P13">Expected Upper Bound</text:p>
          </table:table-cell>
          <table:table-cell table:style-name="Table1.B1" office:value-type="string">
            <text:p text:style-name="P13">Actual Lower Bound</text:p>
          </table:table-cell>
          <table:table-cell table:style-name="Table1.E1" office:value-type="string">
            <text:p text:style-name="P13">Actual Upper Bound</text:p>
          </table:table-cell>
        </table:table-row>
        <table:table-row table:style-name="Table1.1">
          <table:table-cell table:style-name="Table1.A2" office:value-type="string">
            <text:p text:style-name="P11"><text:span text:style-name="Code_20_Inline">3</text:span></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1"><text:span text:style-name="Code_20_Inline">4</text:span></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1"><text:span text:style-name="Code_20_Inline">8</text:span></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1"><text:span text:style-name="Code_20_Inline">0</text:span></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6" office:value-type="string">
            <text:p text:style-name="P16"><text:span text:style-name="Code_20_Inline">10</text:span></text:p>
          </table:table-cell>
          <table:table-cell table:style-name="Table1.B6" office:value-type="string">
            <text:p text:style-name="P17"/>
          </table:table-cell>
          <table:table-cell table:style-name="Table1.B6" office:value-type="string">
            <text:p text:style-name="P17"/>
          </table:table-cell>
          <table:table-cell table:style-name="Table1.B6" office:value-type="string">
            <text:p text:style-name="P17"/>
          </table:table-cell>
          <table:table-cell table:style-name="Table1.E6" office:value-type="string">
            <text:p text:style-name="P17"/>
          </table:table-cell>
        </table:table-row>
      </table:table>
      <text:p text:style-name="P1">Compare your test program with mine in Listing 43-<text:change-start text:change-id="ct98165824"/><text:span text:style-name="T7">8</text:span><text:change-end text:change-id="ct98165824"/><text:change text:change-id="ct98049440"/>.</text:p>
      <text:p text:style-name="Code_20_Caption"><text:span text:style-name="T2">Listing 43-</text:span><text:change text:change-id="ct98161440"/><text:change-start text:change-id="ct98097664"/><text:span text:style-name="T6">8</text:span><text:change-end text:change-id="ct98097664"/><text:span text:style-name="T2">.</text:span> Exploring the <text:span text:style-name="Code_20_Inline"><text:span text:style-name="T38">lower_bound</text:span></text:span> and <text:span text:style-name="Code_20_Inline"><text:span text:style-name="T38">upper_bound</text:span></text:span> Functions</text:p>
      <text:p text:style-name="Code">#include &lt;algorithm&gt;</text:p>
      <text:p text:style-name="Code">#include &lt;iostream&gt;</text:p>
      <text:p text:style-name="Code">#include &lt;vector&gt;</text:p>
      <text:p text:style-name="Code"/>
      <text:p text:style-name="Code">#include "data.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std::sort(data.begin(), data.end());</text:p>
      <text:p text:style-name="Code"><text:span text:style-name="T3"><text:s text:c="2"/></text:span><text:span text:style-name="T33">write_data(data);</text:span></text:p>
      <text:p text:style-name="P8"/>
      <text:p text:style-name="P8"><text:span text:style-name="T3"><text:s text:c="2"/></text:span>std::cin.clear();</text:p>
      <text:p text:style-name="Code"><text:span text:style-name="T34"><text:s text:c="2"/></text:span><text:span text:style-name="T23">int test{};</text:span></text:p>
      <text:p text:style-name="P9"><text:span text:style-name="T3"><text:s text:c="2"/></text:span>while (std::cin &gt;&gt; test)</text:p>
      <text:p text:style-name="P9"><text:span text:style-name="T3"><text:s text:c="2"/></text:span>{</text:p>
      <text:p text:style-name="P9"><text:span text:style-name="T3"><text:s text:c="4"/></text:span>intvec_iterator lb{std::lower_bound(data.begin(), data.end(), test)};</text:p>
      <text:p text:style-name="P9"><text:span text:style-name="T3"><text:s text:c="4"/></text:span>intvec_iterator ub{std::upper_bound(data.begin(), data.end(), test)};</text:p>
      <text:p text:style-name="P9"><text:span text:style-name="T3"><text:s text:c="4"/></text:span>std::cout &lt;&lt; "lower bound = " &lt;&lt; std::distance(data.begin(), lb) &lt;&lt; '\n' &lt;&lt;</text:p>
      <text:p text:style-name="P9"><text:span text:style-name="T3"><text:s text:c="17"/></text:span>"upper bound = " &lt;&lt; std::distance(data.begin(), ub) &lt;&lt; '\n';</text:p>
      <text:p text:style-name="P9"><text:span text:style-name="T3"><text:s text:c="2"/></text:span>}</text:p>
      <text:p text:style-name="Code">}</text:p>
      <text:p text:style-name="Text_20_body"><text:span text:style-name="T1">When you want the lower bound and upper bound of the same range, call </text:span><text:span text:style-name="Code_20_Inline"><text:span text:style-name="T1">equal_range</text:span></text:span><text:span text:style-name="T1">, which returns a </text:span><text:span text:style-name="Code_20_Inline"><text:span text:style-name="T1">pair</text:span></text:span><text:span text:style-name="T1"> of iterators. The </text:span><text:span text:style-name="Code_20_Inline"><text:span text:style-name="T1">first</text:span></text:span><text:span text:style-name="T1"> member of the </text:span><text:span text:style-name="Code_20_Inline"><text:span text:style-name="T1">pair</text:span></text:span><text:span text:style-name="T1"> is the lower bound and the </text:span><text:span text:style-name="Code_20_Inline"><text:span text:style-name="T1">second</text:span></text:span><text:span text:style-name="T1"> is the upper bound.</text:span></text:p>
      <text:p text:style-name="Text_20_body"><text:soft-page-break/><text:span text:style-name="T1">Other useful linear functions include </text:span><text:span text:style-name="Code_20_Inline"><text:span text:style-name="T1">count</text:span></text:span><text:span text:style-name="T1">, which takes an iterator range and value and returns the number of occurrences of the value in the range. Its counterpart </text:span><text:span text:style-name="Code_20_Inline"><text:span text:style-name="T1">count_if</text:span></text:span><text:span text:style-name="T1"> takes a predicate instead of a value and returns the number of times the predicate returns true.</text:span></text:p>
      <text:p text:style-name="P1">Three more algorithms have a common pattern. They apply a predicate to every element in a range and return a <text:change-start text:change-id="ct101942640"/><text:span text:style-name="Code_20_Inline">bool</text:span><text:change-end text:change-id="ct101942640"/>:</text:p>
      <text:list xml:id="list2204753906029619959" text:style-name="WW8Num6">
        <text:list-item>
          <text:p text:style-name="Bullet"><text:span text:style-name="Code_20_Inline">all_of(first,</text:span> <text:span text:style-name="Code_20_Inline">last,</text:span> <text:span text:style-name="Code_20_Inline">pedicate)</text:span> returns true if <text:span text:style-name="Code_20_Inline">predicate(element) </text:span>returns true for every element in the range [<text:span text:style-name="Code_20_Inline">first</text:span>, <text:span text:style-name="Code_20_Inline">last</text:span>).</text:p>
        </text:list-item>
        <text:list-item>
          <text:p text:style-name="Bullet"><text:span text:style-name="Code_20_Inline">any_of(first, last, predicate)</text:span> returns true if <text:span text:style-name="Code_20_Inline">predicate</text:span>(<text:span text:style-name="Code_20_Inline">element) </text:span>returns true for at least one element in the range[<text:span text:style-name="Code_20_Inline">first</text:span>, <text:span text:style-name="Code_20_Inline">last</text:span>).</text:p>
        </text:list-item>
        <text:list-item>
          <text:p text:style-name="Bullet"><text:span text:style-name="Code_20_Inline">none_of(first, last, predicate)</text:span> returns true if <text:span text:style-name="Code_20_Inline">predicate(element)</text:span> returns false for every element in the range[<text:span text:style-name="Code_20_Inline">first</text:span>, <text:span text:style-name="Code_20_Inline">last</text:span>).</text:p>
        </text:list-item>
      </text:list>
      <text:p text:style-name="Text_20_body"><text:span text:style-name="T1">You have already seen how </text:span><text:span text:style-name="Code_20_Inline"><text:span text:style-name="T1">min</text:span></text:span><text:span text:style-name="T1"> returns the minimum of two values. It has a partner, </text:span><text:span text:style-name="Code_20_Inline"><text:span text:style-name="T1">min_element</text:span></text:span><text:span text:style-name="T1">, which takes an iterator range and returns the iterator for the minimum value in the range. Ditto for </text:span><text:span text:style-name="Code_20_Inline"><text:span text:style-name="T1">max_element</text:span></text:span><text:span text:style-name="T1">. You can guess what </text:span><text:span text:style-name="Code_20_Inline"><text:span text:style-name="T1">minmax_element</text:span></text:span><text:span text:style-name="T1"> returns: a </text:span><text:span text:style-name="Code_20_Inline"><text:span text:style-name="T1">pair</text:span></text:span><text:span text:style-name="T1"> of iterator</text:span><text:change-start text:change-id="ct101860592"/><text:span text:style-name="T30">s</text:span><text:change-end text:change-id="ct101860592"/><text:span text:style-name="T1"> for the minimum and maximum values in the range. All three come in the usual overloaded forms: one uses the </text:span><text:span text:style-name="Code_20_Inline"><text:span text:style-name="T1">&lt;</text:span></text:span><text:span text:style-name="T1"> operator and the other takes an additional argument for a comparison predicate.</text:span></text:p>
      <text:p text:style-name="Text_20_body"><text:span text:style-name="T1">Unlike all the other algorithms, </text:span><text:span text:style-name="Code_20_Inline"><text:span text:style-name="T1">min</text:span></text:span><text:span text:style-name="T1">, </text:span><text:span text:style-name="Code_20_Inline"><text:span text:style-name="T1">max</text:span></text:span><text:span text:style-name="T1">, and </text:span><text:span text:style-name="Code_20_Inline"><text:span text:style-name="T1">minmax</text:span></text:span><text:span text:style-name="T1"> also have a form that takes a curly-brace-enclosed list of values and returns the minimum, maximum, or both of those values. These are the only algorithms that take a single curly-brace-enclosed list as a single argument. The only constraint is that all the values must have the same type. For example, the following:</text:span></text:p>
      <text:p text:style-name="Code">int a{1}, b{2}, c{3};</text:p>
      <text:p text:style-name="Code">int smallest{ std::min({ a, b, c }) };</text:p>
      <text:p text:style-name="P1">is equivalent to the traditional style of using iterators:</text:p>
      <text:p text:style-name="Code">int a{1}, b{2}, c{3};</text:p>
      <text:p text:style-name="Code">std::vector&lt;int&gt; tmp{ a, b, c};</text:p>
      <text:p text:style-name="Code">int smallest{ *std::min_element(tmp.begin(), tmp.end()) };</text:p>
      <text:h text:style-name="Heading_20_1" text:outline-level="1">Comparing</text:h>
      <text:p text:style-name="Body_20_Text_20_First">To check whether two ranges are equal, that is, that they contain the same values, call the <text:span text:style-name="Code_20_Inline">equal</text:span> algorithm. This algorithm takes a start and one-past-the-end iterator for one range and the start of the second range. You must ensure that the two ranges have the same size. It returns true if every element of the two ranges are equal or false if any element doesn’t match. The function has two forms: pass only the iterators to <text:span text:style-name="Code_20_Inline">equal</text:span>, and it compares elements with the <text:span text:style-name="Code_20_Inline">==</text:span> operator; pass a comparison functor as the last argument, and <text:span text:style-name="Code_20_Inline">equal</text:span> compares elements by calling the functor. The first argument to the functor is the element from the first range and the second argument is the element from the second range.</text:p>
      <text:p text:style-name="Text_20_body"><text:span text:style-name="T1">The </text:span><text:span text:style-name="Code_20_Inline"><text:span text:style-name="T1">mismatch</text:span></text:span><text:span text:style-name="T1"> function is the opposite. It compares two ranges and returns a </text:span><text:span text:style-name="Code_20_Inline"><text:span text:style-name="T1">std::pair</text:span></text:span><text:span text:style-name="T1"> of iterators that refer to the first elements that do not match. The </text:span><text:span text:style-name="Code_20_Inline"><text:span text:style-name="T1">first</text:span></text:span><text:span text:style-name="T1"> member in the </text:span><text:span text:style-name="Code_20_Inline"><text:span text:style-name="T1">pair</text:span></text:span><text:span text:style-name="T1"> is an iterator that refers to an element in the first range and the </text:span><text:span text:style-name="Code_20_Inline"><text:span text:style-name="T1">second</text:span></text:span><text:span text:style-name="T1"> member refers to the second range. If the two ranges are equal, the return value is a </text:span><text:span text:style-name="Code_20_Inline"><text:span text:style-name="T1">pair</text:span></text:span><text:span text:style-name="T1"> of end iterators.</text:span></text:p>
      <text:p text:style-name="Text_20_body"><text:soft-page-break/><text:span text:style-name="T1">The </text:span><text:span text:style-name="Code_20_Inline"><text:span text:style-name="T1">lexicographical_compare</text:span></text:span><text:span text:style-name="T1"> algorithm sets the record for the longest algorithm name. It compares two ranges and determines whether the first range is “less than” the second. It does this by comparing the ranges one element at a time. If the ranges are equal, the function returns false. If the ranges are equal up to the end of one range, and the other range is longer, the shorter range is less than the longer range. If an element mismatch is found, whichever range contains the smaller element is the smaller range. All elements are compared using the </text:span><text:span text:style-name="Code_20_Inline"><text:span text:style-name="T1">&lt;</text:span></text:span><text:span text:style-name="T1"> operator (or a caller-supplied predicate) and checked for equivalence, not equality. Recall that elements </text:span><text:span text:style-name="Code_20_Inline"><text:span text:style-name="T1">a</text:span></text:span><text:span text:style-name="T1"> and </text:span><text:span text:style-name="Code_20_Inline"><text:span text:style-name="T1">b</text:span></text:span><text:span text:style-name="T1"> are equivalent if the following is true:</text:span></text:p>
      <text:p text:style-name="Code">not (a &lt; b) and not (b &lt; a)</text:p>
      <text:p text:style-name="Text_20_body"><text:span text:style-name="T1">If you apply </text:span><text:span text:style-name="Code_20_Inline"><text:span text:style-name="T1">lexicographical_compare</text:span></text:span><text:span text:style-name="T1"> to two strings, you get the expected less-than relationship, which explains the name. In other words, if you call this algorithm with the strings </text:span><text:span text:style-name="Code_20_Inline"><text:span text:style-name="T1">"hello"</text:span></text:span><text:span text:style-name="T1"> and </text:span><text:span text:style-name="Code_20_Inline"><text:span text:style-name="T1">"help"</text:span></text:span><text:span text:style-name="T1">, it returns true; if you call it with </text:span><text:span text:style-name="Code_20_Inline"><text:span text:style-name="T1">"help"</text:span></text:span><text:span text:style-name="T1"> and </text:span><text:span text:style-name="Code_20_Inline"><text:span text:style-name="T1">"hello"</text:span></text:span><text:span text:style-name="T1">, it returns false; and if you call it with </text:span><text:span text:style-name="Code_20_Inline"><text:span text:style-name="T1">"hel"</text:span></text:span><text:span text:style-name="T1"> and </text:span><text:span text:style-name="Code_20_Inline"><text:span text:style-name="T1">"hello"</text:span></text:span><text:span text:style-name="T1">, it returns true.</text:span></text:p>
      <text:p text:style-name="Text_20_body"><text:span text:style-name="T36">Write a test program</text:span><text:span text:style-name="T1"> that reads two sequences of integers into separate vectors. (Remember to clear the state after reading the first </text:span><text:span text:style-name="Code_20_Inline"><text:span text:style-name="T1">vector</text:span></text:span><text:span text:style-name="T1">’s data.) Then test the </text:span><text:span text:style-name="Code_20_Inline"><text:span text:style-name="T1">equal</text:span></text:span><text:span text:style-name="T1">, </text:span><text:span text:style-name="Code_20_Inline"><text:span text:style-name="T1">mismatch</text:span></text:span><text:span text:style-name="T1">, and </text:span><text:span text:style-name="Code_20_Inline"><text:span text:style-name="T1">lexicographical_compare</text:span></text:span><text:span text:style-name="T1"> functions on the two ranges. Remember that </text:span><text:span text:style-name="Code_20_Inline"><text:span text:style-name="T1">equal</text:span></text:span><text:span text:style-name="T1"> and </text:span><text:span text:style-name="Code_20_Inline"><text:span text:style-name="T1">mismatch</text:span></text:span><text:span text:style-name="T1"> require their input ranges to have the same size. You can ensure that you compare only the number of elements in the shorter vector by computing the end iterator instead of calling the </text:span><text:span text:style-name="Code_20_Inline"><text:span text:style-name="T1">end()</text:span></text:span><text:span text:style-name="T1"> member function:</text:span></text:p>
      <text:p text:style-name="Code">std::equal(data1.begin(),</text:p>
      <text:p text:style-name="Code"><text:span text:style-name="T3"><text:s text:c="11"/></text:span>data1.begin() + std::min(data1.size(), data2.size()),</text:p>
      <text:p text:style-name="Code"><text:span text:style-name="T3"><text:s text:c="11"/></text:span>data2.begin())</text:p>
      <text:p text:style-name="Text_20_body"><text:span text:style-name="T1">Not all iterators allow addition, but a </text:span><text:span text:style-name="Code_20_Inline"><text:span text:style-name="T1">vector</text:span></text:span><text:span text:style-name="T1">’s iterators do allow it. Adding an integer </text:span><text:span text:style-name="Code_20_Inline"><text:span text:style-name="T1">n</text:span></text:span><text:span text:style-name="T1"> to </text:span><text:span text:style-name="Code_20_Inline"><text:span text:style-name="T1">begin()</text:span></text:span><text:span text:style-name="T1"> offsets the iterator as though you had advanced it </text:span><text:span text:style-name="Code_20_Inline"><text:span text:style-name="T1">n</text:span></text:span><text:span text:style-name="T1"> times with the </text:span><text:span text:style-name="Code_20_Inline"><text:span text:style-name="T1">++</text:span></text:span><text:span text:style-name="T1"> operator. (Discover more about iterators in the next Exploration.)</text:span></text:p>
      <text:p text:style-name="P1">Table 43-2 lists some suggested input data sets.</text:p>
      <text:p text:style-name="Table_20_Caption"><text:span text:style-name="T2">Table 43-2.</text:span> Suggested Data Sets for Testing Comparison Algorithms</text:p>
      <table:table table:name="Table2" table:style-name="Table2">
        <table:table-column table:style-name="Table2.A"/>
        <table:table-column table:style-name="Table2.B"/>
        <table:table-row table:style-name="Table2.1">
          <table:table-cell table:style-name="Table2.A1" office:value-type="string">
            <text:p text:style-name="P13">Data Set 1</text:p>
          </table:table-cell>
          <table:table-cell table:style-name="Table2.B1" office:value-type="string">
            <text:p text:style-name="P13">Data Set 2</text:p>
          </table:table-cell>
        </table:table-row>
        <table:table-row table:style-name="Table2.1">
          <table:table-cell table:style-name="Table2.A2" office:value-type="string">
            <text:p text:style-name="Table_20_Text">1 2 3 4 5</text:p>
          </table:table-cell>
          <table:table-cell table:style-name="Table2.B2" office:value-type="string">
            <text:p text:style-name="Table_20_Text">1 2 3</text:p>
          </table:table-cell>
        </table:table-row>
        <table:table-row table:style-name="Table2.1">
          <table:table-cell table:style-name="Table2.A2" office:value-type="string">
            <text:p text:style-name="Table_20_Text">1 2 3</text:p>
          </table:table-cell>
          <table:table-cell table:style-name="Table2.B2" office:value-type="string">
            <text:p text:style-name="Table_20_Text">1 2 3 4 5</text:p>
          </table:table-cell>
        </table:table-row>
        <table:table-row table:style-name="Table2.1">
          <table:table-cell table:style-name="Table2.A2" office:value-type="string">
            <text:p text:style-name="Table_20_Text">1 2 3 4 5</text:p>
          </table:table-cell>
          <table:table-cell table:style-name="Table2.B2" office:value-type="string">
            <text:p text:style-name="Table_20_Text">1 2 4 5</text:p>
          </table:table-cell>
        </table:table-row>
        <table:table-row table:style-name="Table2.1">
          <table:table-cell table:style-name="Table2.A5" office:value-type="string">
            <text:p text:style-name="P15">1 2 3</text:p>
          </table:table-cell>
          <table:table-cell table:style-name="Table2.B5" office:value-type="string">
            <text:p text:style-name="P15">1 2 3</text:p>
          </table:table-cell>
        </table:table-row>
      </table:table>
      <text:p text:style-name="P1">Compare your test program with mine in Listing 43-<text:change-start text:change-id="ct97799056"/><text:span text:style-name="T7">9</text:span><text:change-end text:change-id="ct97799056"/><text:change text:change-id="ct98381952"/>.</text:p>
      <text:p text:style-name="Code_20_Caption"><text:span text:style-name="T2">Listing 43-</text:span><text:change-start text:change-id="ct98191360"/><text:span text:style-name="T6">9</text:span><text:change-end text:change-id="ct98191360"/><text:change text:change-id="ct98328880"/><text:span text:style-name="T2">.</text:span> Testing Various Comparison Algorithms</text:p>
      <text:p text:style-name="Code">#include &lt;algorithm&gt;</text:p>
      <text:p text:style-name="Code">#include &lt;iostream&gt;</text:p>
      <text:p text:style-name="Code">#include &lt;vector&gt;</text:p>
      <text:p text:style-name="Code"><text:soft-page-break/></text:p>
      <text:p text:style-name="Code">#include "data.hpp"</text:p>
      <text:p text:style-name="Code"/>
      <text:p text:style-name="Code">int main()</text:p>
      <text:p text:style-name="Code">{</text:p>
      <text:p text:style-name="Code"><text:span text:style-name="T3"><text:s text:c="2"/></text:span>intvector data1{};</text:p>
      <text:p text:style-name="Code"><text:span text:style-name="T3"><text:s text:c="2"/></text:span>intvector data2{};</text:p>
      <text:p text:style-name="Code"/>
      <text:p text:style-name="Code"><text:span text:style-name="T3"><text:s text:c="2"/></text:span>read_data(data1);</text:p>
      <text:p text:style-name="Code"><text:span text:style-name="T3"><text:s text:c="2"/></text:span>std::cin.clear();</text:p>
      <text:p text:style-name="Code"><text:span text:style-name="T3"><text:s text:c="2"/></text:span>read_data(data2);</text:p>
      <text:p text:style-name="Code"/>
      <text:p text:style-name="Code"><text:span text:style-name="T3"><text:s text:c="2"/></text:span>std::cout &lt;&lt; "data1: ";</text:p>
      <text:p text:style-name="Code"><text:span text:style-name="T3"><text:s text:c="2"/></text:span>write_data(data1);</text:p>
      <text:p text:style-name="Code"><text:span text:style-name="T3"><text:s text:c="2"/></text:span>std::cout &lt;&lt; "data2: ";</text:p>
      <text:p text:style-name="Code"><text:span text:style-name="T3"><text:s text:c="2"/></text:span>write_data(data2);</text:p>
      <text:p text:style-name="Code"/>
      <text:p text:style-name="Code"><text:span text:style-name="T3"><text:s text:c="2"/></text:span>auto data1_end(data1.begin() + std::min(data1.size(), data2.size()));</text:p>
      <text:p text:style-name="Code"/>
      <text:p text:style-name="Code"><text:span text:style-name="T3"><text:s text:c="2"/></text:span>std::cout &lt;&lt; std::boolalpha;</text:p>
      <text:p text:style-name="Code"><text:span text:style-name="T3"><text:s text:c="2"/></text:span>std::cout &lt;&lt; "equal(data1, data2) = " &lt;&lt;</text:p>
      <text:p text:style-name="Code"><text:span text:style-name="T3"><text:s text:c="4"/></text:span>equal(data1.begin(), data1_end, data2.begin()) &lt;&lt; '\n';</text:p>
      <text:p text:style-name="Code"/>
      <text:p text:style-name="Code"><text:span text:style-name="T3"><text:s text:c="2"/></text:span>auto result(mismatch(data1.begin(), data1_end, data2.begin()));</text:p>
      <text:p text:style-name="Code"/>
      <text:p text:style-name="Code"><text:span text:style-name="T3"><text:s text:c="2"/></text:span>std::cout &lt;&lt; "mismatch(data1, data2) = index " &lt;&lt;</text:p>
      <text:p text:style-name="Code"><text:span text:style-name="T3"><text:s text:c="3"/></text:span>std::distance(data1.begin(), result.first) &lt;&lt; '\n';</text:p>
      <text:p text:style-name="Code"/>
      <text:p text:style-name="Code"><text:span text:style-name="T3"><text:s text:c="2"/></text:span>std::cout &lt;&lt; "lex_comp(data1, data2) = " &lt;&lt;</text:p>
      <text:p text:style-name="Code"><text:span text:style-name="T3"><text:s text:c="4"/></text:span>std::lexicographical_compare(data1.begin(), data1.end(),</text:p>
      <text:p text:style-name="Code"><text:span text:style-name="T3"><text:s text:c="33"/></text:span>data2.begin(), data2.end()) &lt;&lt; '\n';</text:p>
      <text:p text:style-name="Code">}</text:p>
      <text:h text:style-name="Heading_20_1" text:outline-level="1">Rearranging Data</text:h>
      <text:p text:style-name="Body_20_Text_20_First">You’ve already seen the <text:span text:style-name="Code_20_Inline">sort</text:span> algorithm many times. Other algorithms are also adept at rearranging values in a range. The <text:span text:style-name="Code_20_Inline">merge</text:span> algorithm merges two sorted input ranges into a single output range. As always, you must ensure the output range has enough room to accept the entire merged result from both input ranges. The two input ranges can be different sizes, so <text:span text:style-name="Code_20_Inline">merge</text:span> takes five or six arguments: two for the first input range, two for the second input range, one for the start of the output range, and an optional argument for a functor to use instead of the <text:span text:style-name="Code_20_Inline">&lt;</text:span> operator.</text:p>
      <text:p text:style-name="Text_20_body"><text:span text:style-name="T1">The </text:span><text:span text:style-name="Code_20_Inline"><text:span text:style-name="T1">replace</text:span></text:span><text:span text:style-name="T1"> algorithm scans an input range and replaces every occurrence of an old value with a new value. The replacement occurs in place, so you specify the range with the usual pair of iterators, but no write iterator. The </text:span><text:span text:style-name="Code_20_Inline"><text:span text:style-name="T1">replace_if</text:span></text:span><text:span text:style-name="T1"> function is similar, but takes a predicate instead of an old value. </text:span><text:span text:style-name="T36">Write a program that reads a vector of integers, and replaces all occurrences of values in the range [10, 20] with 0.</text:span><text:span text:style-name="T1"> Reuse the </text:span><text:span text:style-name="Code_20_Inline"><text:span text:style-name="T1">intrange</text:span></text:span><text:span text:style-name="T1"> functor class or write a lambda. Compare your program with mine in Listing 43-</text:span><text:change-start text:change-id="ct98609584"/><text:span text:style-name="T5">10</text:span><text:change-end text:change-id="ct98609584"/><text:change text:change-id="ct98628656"/><text:span text:style-name="T1">.</text:span></text:p>
      <text:p text:style-name="Code_20_Caption"><text:span text:style-name="T2">Listing 43-</text:span><text:change-start text:change-id="ct98560896"/><text:span text:style-name="T6">10</text:span><text:change-end text:change-id="ct98560896"/><text:change text:change-id="ct98473056"/><text:span text:style-name="T2">.</text:span> Using <text:span text:style-name="Code_20_Inline"><text:span text:style-name="T38">replace_if</text:span></text:span> and <text:span text:style-name="Code_20_Inline"><text:span text:style-name="T38">intrange</text:span></text:span> to Replace All Integers in [10, 20] with 0</text:p>
      <text:p text:style-name="Code">#include &lt;algorithm&gt;</text:p>
      <text:p text:style-name="Code"><text:soft-page-break/></text:p>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Code"><text:span text:style-name="T3"><text:s text:c="2"/></text:span>std::replace_if(data.begin(), data.end(), intrange{10, 20}, 0);</text:p>
      <text:p text:style-name="Code"><text:span text:style-name="T3"><text:s text:c="2"/></text:span>write_data(data);</text:p>
      <text:p text:style-name="Code">}</text:p>
      <text:p text:style-name="P1">Listing 43-1<text:change-start text:change-id="ct98676208"/><text:span text:style-name="T7">1</text:span><text:change-end text:change-id="ct98676208"/><text:change text:change-id="ct98676480"/> shows the same program using a lambda.</text:p>
      <text:p text:style-name="Code_20_Caption"><text:span text:style-name="T2">Listing 43-1</text:span><text:change-start text:change-id="ct98756896"/><text:span text:style-name="T6">1</text:span><text:change-end text:change-id="ct98756896"/><text:change text:change-id="ct94372656"/><text:span text:style-name="T2">.</text:span> Using <text:span text:style-name="Code_20_Inline"><text:span text:style-name="T38">replace_if</text:span></text:span> and <text:span text:style-name="Code_20_Inline"><text:span text:style-name="T38">intrange</text:span></text:span> to Replace All Integers in [10, 20] with 0</text:p>
      <text:p text:style-name="Code">#include &lt;algorithm&gt;</text:p>
      <text:p text:style-name="Code"/>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Code"><text:span text:style-name="T3"><text:s text:c="2"/></text:span>std::replace_if(data.begin(), data.end(),</text:p>
      <text:p text:style-name="Code"><text:span text:style-name="T3"><text:s text:c="4"/></text:span>[](int x)</text:p>
      <text:p text:style-name="Code"><text:span text:style-name="T3"><text:s text:c="4"/></text:span>{</text:p>
      <text:p text:style-name="Code"><text:span text:style-name="T3"><text:s text:c="6"/></text:span>return x &gt;= 10 and x &lt;= 20;</text:p>
      <text:p text:style-name="Code"><text:span text:style-name="T3"><text:s text:c="4"/></text:span>},<text:line-break/> <text:s text:c="3"/>0);</text:p>
      <text:p text:style-name="Code"><text:span text:style-name="T3"><text:s text:c="2"/></text:span>write_data(data);</text:p>
      <text:p text:style-name="Code">}</text:p>
      <text:p text:style-name="Text_20_body"><text:span text:style-name="T1">A fun algorithm is </text:span><text:span text:style-name="Code_20_Inline"><text:span text:style-name="T1">random_shuffle</text:span></text:span><text:span text:style-name="T1">, which shuffles elements in place into random order. This function takes two arguments, specifying the range to shuffle. Another form of the function takes three arguments. The final argument is a functor that returns a random number in the range [0, </text:span><text:span text:style-name="Code_20_Inline"><text:span text:style-name="T1">n</text:span></text:span><text:span text:style-name="T1">), where </text:span><text:span text:style-name="Code_20_Inline"><text:span text:style-name="T1">n</text:span></text:span><text:span text:style-name="T1"> is the size of the input range, or it can be a uniform random number generator from the standard library</text:span><text:change-start text:change-id="ct103288480"/><text:span text:style-name="T1"> </text:span><text:span text:style-name="T31">(similar to what </text:span><text:span text:style-name="Code_20_Inline"><text:span text:style-name="T31">randomint</text:span></text:span><text:span text:style-name="T31"> uses in Listing 43-5)</text:span><text:change-end text:change-id="ct103288480"/><text:span text:style-name="T1">.</text:span><text:change text:change-id="ct103345200"/><text:change text:change-id="ct103136160"/><text:change text:change-id="ct103262672"/></text:p>
      <text:p text:style-name="Text_20_body"><text:span text:style-name="T1">Use the </text:span><text:span text:style-name="T41">sequence.hpp</text:span><text:span text:style-name="T1"> file (from Listing 40-1</text:span><text:change-start text:change-id="ct98749408"/><text:span text:style-name="T5">1</text:span><text:change-end text:change-id="ct98749408"/><text:change text:change-id="ct98748720"/><text:span text:style-name="T1">) and generate a vector of 100 sequential integers. Then shuffle it into random order and print it. Compare your solution with mine in Listing 43-1</text:span><text:change-start text:change-id="ct98732192"/><text:span text:style-name="T5">2</text:span><text:change-end text:change-id="ct98732192"/><text:change text:change-id="ct98635904"/><text:span text:style-name="T1">.</text:span></text:p>
      <text:p text:style-name="Code_20_Caption"><text:span text:style-name="T2">Listing 43-1</text:span><text:change-start text:change-id="ct98767248"/><text:span text:style-name="T6">2</text:span><text:change-end text:change-id="ct98767248"/><text:change text:change-id="ct98708816"/><text:span text:style-name="T2">.</text:span> Shuffling Integers into Random Order</text:p>
      <text:p text:style-name="Code">#include &lt;algorithm&gt;</text:p>
      <text:p text:style-name="Code"/>
      <text:p text:style-name="Code">#include "data.hpp"</text:p>
      <text:p text:style-name="Code">#include "sequence.hpp"</text:p>
      <text:p text:style-name="Code"/>
      <text:p text:style-name="Code"><text:soft-page-break/>int main()</text:p>
      <text:p text:style-name="Code">{</text:p>
      <text:p text:style-name="Code"><text:span text:style-name="T3"><text:s text:c="2"/></text:span>intvector data(100);</text:p>
      <text:p text:style-name="Code"><text:span text:style-name="T3"><text:s text:c="2"/></text:span>std::generate(data.begin(), data.end(), sequence{1, 1});</text:p>
      <text:p text:style-name="Code"><text:span text:style-name="T3"><text:s text:c="2"/></text:span>write_data(data);</text:p>
      <text:p text:style-name="Code"><text:span text:style-name="T3"><text:s text:c="2"/></text:span>std::random_shuffle(data.begin(), data.end());</text:p>
      <text:p text:style-name="Code"><text:span text:style-name="T3"><text:s text:c="2"/></text:span>write_data(data);</text:p>
      <text:p text:style-name="Code">}</text:p>
      <text:p text:style-name="Text_20_body"><text:span text:style-name="T1">The </text:span><text:span text:style-name="Code_20_Inline"><text:span text:style-name="T1">generate</text:span></text:span><text:span text:style-name="T1"> algorithm repeatedly calls a functor with no arguments and copies the return value into an output range. It calls the functor once per element in the range, overwriting every element. The </text:span><text:span text:style-name="Code_20_Inline"><text:span text:style-name="T1">generate_n</text:span></text:span><text:span text:style-name="T1"> function takes an iterator for the start of a range and an integer for the size of the range. It then calls a functor (the third argument) once for each element of the range, copying the return value into the range. It is your responsibility to ensure the range actually has that many elements in it. To use </text:span><text:span text:style-name="Code_20_Inline"><text:span text:style-name="T1">generate_n</text:span></text:span><text:span text:style-name="T1"> instead of </text:span><text:span text:style-name="Code_20_Inline"><text:span text:style-name="T1">generate</text:span></text:span><text:span text:style-name="T1"> in Listing 43-10, you could write</text:span></text:p>
      <text:p text:style-name="Code"><text:span text:style-name="T3"><text:s text:c="2"/></text:span>std::generate_n(data.begin(), data.size(), sequence(1, 1));</text:p>
      <text:p text:style-name="Text_20_body"><text:span text:style-name="T1">If you don’t need to call a functor for every item of a range, but instead want to fill a range with copies of the same value, call </text:span><text:span text:style-name="Code_20_Inline"><text:span text:style-name="T1">fill</text:span></text:span><text:span text:style-name="T1">, passing a pair of iterators that specify a range, and a value. The value is copied into every element in the range. The </text:span><text:span text:style-name="Code_20_Inline"><text:span text:style-name="T1">fill_n</text:span></text:span><text:span text:style-name="T1"> function takes a starting iterator and an integer size to specify the target range.</text:span></text:p>
      <text:p text:style-name="Text_20_body"><text:span text:style-name="T1">The </text:span><text:span text:style-name="Code_20_Inline"><text:span text:style-name="T1">transform</text:span></text:span><text:span text:style-name="T1"> algorithm modifies items by calling a functor for each item in an input range. It writes the </text:span><text:change-start text:change-id="ct103778368"/><text:span text:style-name="T32">transformed </text:span><text:change-end text:change-id="ct103778368"/><text:span text:style-name="T1">results to an output range, which can be the same as the input range, resulting in modifying the range in place. You’ve seen this algorithm at work already, so I won’t add much to what you already know. The function has two forms: unary and binary. The unary form takes one input range, the start of an output range, and a functor. It calls the functor for each element of the input range, copying the result to the output range. The output range can be the same as the input range, or it can be a separate range. As with all algorithms, you need to ensure that the output range is large enough to store the results.</text:span></text:p>
      <text:p text:style-name="P1">The binary form <text:change-start text:change-id="ct103748176"/><text:span text:style-name="T43">of </text:span><text:span text:style-name="Code_20_Inline"><text:span text:style-name="T43">transform</text:span></text:span><text:span text:style-name="T43"> </text:span><text:change-end text:change-id="ct103748176"/>takes an input range, the start of a second input range (it assumes the size is the same as the size of the first input range), the start of an output range, and a binary functor. The functor is called for each element in the input ranges; the first argument comes from the first input range, and the second argument comes from the second input range. As with the unary form, the function copies the result to the output range, which can be the same as either input range. Note that the types of the two input ranges do not have to be the same.</text:p>
      <text:h text:style-name="Heading_20_1" text:outline-level="1">Copying Data</text:h>
      <text:p text:style-name="Body_20_Text_20_First">Some algorithms operate in place, and others copy their results to an output range. For example, <text:span text:style-name="Code_20_Inline">reverse</text:span> reverses items in place, and <text:span text:style-name="Code_20_Inline">reverse_copy</text:span> leaves the input range intact and copies the reversed items to an output range. If a copying form of an algorithm exists, its name has <text:span text:style-name="Code_20_Inline">_copy</text:span> appended. (Unless it is also a predicate form of a function, in which case it has <text:span text:style-name="Code_20_Inline">_if</text:span> appended after <text:span text:style-name="Code_20_Inline">_copy</text:span>, as in <text:span text:style-name="Code_20_Inline">replace_copy_if</text:span>.)</text:p>
      <text:p text:style-name="Text_20_body"><text:span text:style-name="T1">In addition to just plain </text:span><text:span text:style-name="Code_20_Inline"><text:span text:style-name="T1">copy</text:span></text:span><text:span text:style-name="T1">, which you’ve seen many times already, the standard library offers </text:span><text:span text:style-name="Code_20_Inline"><text:span text:style-name="T1">copy_backward</text:span></text:span><text:span text:style-name="T1"> which makes a copy, but starts at the end and works toward the beginning, preserving the original order; </text:span><text:span text:style-name="Code_20_Inline"><text:span text:style-name="T1">copy_n</text:span></text:span><text:span text:style-name="T1">, which takes the start of a range, a count, and a write iterator; and </text:span><text:span text:style-name="Code_20_Inline"><text:span text:style-name="T1">copy_if</text:span></text:span><text:span text:style-name="T1">, which is like </text:span><text:span text:style-name="Code_20_Inline"><text:span text:style-name="T1">copy</text:span></text:span><text:span text:style-name="T1">, but takes a predicate and copies an element only if the predicate returns true. Distinguish </text:span><text:span text:style-name="Code_20_Inline"><text:span text:style-name="T1">copy_backward</text:span></text:span><text:span text:style-name="T1"> from </text:span><text:span text:style-name="Code_20_Inline"><text:span text:style-name="T1">reverse_copy</text:span></text:span><text:span text:style-name="T1">. The latter starts at the beginning and works toward the end of the input range, but copies the values into reverse order.</text:span></text:p>
      <text:p text:style-name="Text_20_body"><text:soft-page-break/><text:span text:style-name="T1">If you need to move elements instead of copy them, call </text:span><text:span text:style-name="Code_20_Inline"><text:span text:style-name="T1">std::move</text:span></text:span><text:span text:style-name="T1"> or </text:span><text:span text:style-name="Code_20_Inline"><text:span text:style-name="T1">std::move_backward</text:span></text:span><text:span text:style-name="T1">. This </text:span><text:span text:style-name="Code_20_Inline"><text:span text:style-name="T1">std::move</text:span></text:span><text:span text:style-name="T1"> is different from the one you encountered in Exploration 39. This one is declared in </text:span><text:span text:style-name="Code_20_Inline"><text:span text:style-name="T1">&lt;algorithm&gt;</text:span></text:span><text:span text:style-name="T1">. Like </text:span><text:span text:style-name="Code_20_Inline"><text:span text:style-name="T1">copy</text:span></text:span><text:span text:style-name="T1">, the </text:span><text:span text:style-name="Code_20_Inline"><text:span text:style-name="T1">move</text:span></text:span><text:span text:style-name="T1"> algorithm takes two </text:span><text:change text:change-id="ct103928480"/><text:change-start text:change-id="ct103772752"/><text:span text:style-name="T32">read</text:span><text:change-end text:change-id="ct103772752"/><text:span text:style-name="T1"> iterators and a</text:span><text:change text:change-id="ct76885312"/><text:span text:style-name="T1"> </text:span><text:change text:change-id="ct103889840"/><text:change-start text:change-id="ct103893696"/><text:span text:style-name="T32">write</text:span><text:change-end text:change-id="ct103893696"/><text:span text:style-name="T1"> iterator. It calls the other form of </text:span><text:span text:style-name="Code_20_Inline"><text:span text:style-name="T1">std::move</text:span></text:span><text:span text:style-name="T1"> for each element of the input range, moving the element into the output range.</text:span></text:p>
      <text:p text:style-name="P1">As with all algorithms that write output, it is your responsibility to ensure the output range is large enough to handle everything you write to it. Some implementations of the standard library offer debugging modes to help detect violations of this rule. If your library offers such a feature, by all means, take full advantage of it.</text:p>
      <text:h text:style-name="Heading_20_1" text:outline-level="1">Deleting Elements</text:h>
      <text:p text:style-name="Body_20_Text_20_First">The trickiest algorithms to use are those that “remove” elements. As you learned in Exploration 22, algorithms such as <text:span text:style-name="Code_20_Inline">remove</text:span> don’t actually delete anything. Instead, they rearrange the elements in the range so that all the elements slated for removal are packed at the end of the range. You can then decide to use the subrange of elements you want to keep, or erase the “removed” elements by calling the <text:span text:style-name="Code_20_Inline">erase</text:span> member function.</text:p>
      <text:p text:style-name="Text_20_body"><text:span text:style-name="T1">The </text:span><text:span text:style-name="Code_20_Inline"><text:span text:style-name="T1">remove</text:span></text:span><text:span text:style-name="T1"> function takes an iterator range and a value, and it removes all elements equal to that value. You can also use a predicate with </text:span><text:span text:style-name="Code_20_Inline"><text:span text:style-name="T1">remove_if</text:span></text:span><text:span text:style-name="T1"> to remove all elements for which a predicate returns true. These two functions have copying counterparts, which don’t rearrange anything, but merely copy the elements that are not being removed: </text:span><text:span text:style-name="Code_20_Inline"><text:span text:style-name="T1">remove_copy</text:span></text:span><text:span text:style-name="T1"> copies all the elements that are not equal to a certain value, and </text:span><text:span text:style-name="Code_20_Inline"><text:span text:style-name="T1">remove_copy_if</text:span></text:span><text:span text:style-name="T1"> copies all elements for which a predicate returns false.</text:span></text:p>
      <text:p text:style-name="Text_20_body"><text:span text:style-name="T1">Another algorithm that removes elements is </text:span><text:span text:style-name="Code_20_Inline"><text:span text:style-name="T1">unique</text:span></text:span><text:span text:style-name="T1"> (and </text:span><text:span text:style-name="Code_20_Inline"><text:span text:style-name="T1">unique_copy</text:span></text:span><text:span text:style-name="T1">). It takes an input range and removes all adjacent duplicates, thereby ensuring that every item in the range is unique. (If the range is sorted, then all duplicates are adjacent.) Both functions can take a comparison functor instead of using the default </text:span><text:span text:style-name="Code_20_Inline"><text:span text:style-name="T1">==</text:span></text:span><text:span text:style-name="T1"> operator.</text:span></text:p>
      <text:p text:style-name="P1"><text:span text:style-name="T11">Write a program that reads integers into a vector, erases all elements equal to zero, copies only those elements that lie in the range [24, 42] to another vector, sorts the other vector, and removes duplicates. Print the resulting vector</text:span>. My solution is in Listing 43-1<text:change-start text:change-id="ct98976096"/><text:span text:style-name="T7">3</text:span><text:change-end text:change-id="ct98976096"/><text:change text:change-id="ct98913264"/>.</text:p>
      <text:p text:style-name="Code_20_Caption"><text:span text:style-name="T2">Listing 43-1</text:span><text:change-start text:change-id="ct94522608"/><text:span text:style-name="T6">3</text:span><text:change-end text:change-id="ct94522608"/><text:change text:change-id="ct98891264"/><text:span text:style-name="T2">.</text:span> Erasing Elements from a Vector</text:p>
      <text:p text:style-name="Code">#include &lt;algorithm&gt;</text:p>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P7"><text:span text:style-name="T3"><text:s text:c="2"/></text:span>data.erase(std::remove(data.begin(), data.end(), 0), data.end());</text:p>
      <text:p text:style-name="Code"><text:span text:style-name="T3"><text:s text:c="2"/></text:span>intvector copy{};</text:p>
      <text:p text:style-name="P7"><text:span text:style-name="T3"><text:s text:c="2"/></text:span>std::remove_copy_if(data.begin(), data.end(), std::back_inserter(copy),</text:p>
      <text:p text:style-name="P7"><text:span text:style-name="T3"><text:s text:c="22"/></text:span>[](int x) { return <text:s/>x&lt; 24 or x &gt; 42; });</text:p>
      <text:p text:style-name="Code"><text:span text:style-name="T3"><text:s text:c="2"/></text:span>std::sort(copy.begin(), copy.end());</text:p>
      <text:p text:style-name="P7"><text:span text:style-name="T3"><text:s text:c="2"/></text:span>copy.erase(std::unique(copy.begin(), copy.end()), copy.end());</text:p>
      <text:p text:style-name="Code"><text:span text:style-name="T3"><text:s text:c="2"/></text:span>write_data(copy);</text:p>
      <text:p text:style-name="Code"><text:soft-page-break/>}</text:p>
      <text:h text:style-name="Heading_20_1" text:outline-level="1">Iterators</text:h>
      <text:p text:style-name="Body_20_Text_20_First">Algorithms and iterators are closely related. All the algorithms (except <text:span text:style-name="Code_20_Inline">min</text:span>, <text:span text:style-name="Code_20_Inline">max</text:span>, and <text:span text:style-name="Code_20_Inline">minmax</text:span>) take two or more iterators as arguments. To use algorithms effectively, you must understand iterators. Therefore, the next Exploration will help you master iterators, all five flavors. That’s right. Iterators come in five different varieties. Keep reading to learn more.<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3 </text:span><text:span text:style-name="MT2"></text:span><text:span text:style-name="MT3"> Useful Algorithms</text:span></text:p>
      </style:header>
      <style:header-left style:display="false">
        <text:p text:style-name="Header"><text:span text:style-name="MT3">CHAPTER 43 </text:span><text:span text:style-name="MT2"></text:span><text:span text:style-name="MT3"> Useful Algorithms</text:span></text:p>
      </style:header-left>
      <style:footer>
        <text:p text:style-name="MP2"><text:page-number text:select-page="current">15</text:page-number></text:p>
      </style:footer>
      <style:footer-left style:display="false">
        <text:p text:style-name="Footer"><text:page-number text:select-page="current">14</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4:53:00</meta:creation-date>
    <dc:creator>Ray Lischner</dc:creator>
    <dc:date>2013-10-26T13:06:01</dc:date>
    <meta:print-date>2009-03-19T10:05:00</meta:print-date>
    <meta:editing-cycles>14</meta:editing-cycles>
    <meta:editing-duration>PT51M52S</meta:editing-duration>
    <meta:generator>LibreOffice/4.0-5$Linux_X86_64 LibreOffice_project/400m0$Build-305</meta:generator>
    <meta:document-statistic meta:table-count="2" meta:image-count="0" meta:object-count="0" meta:page-count="15" meta:paragraph-count="387" meta:word-count="4873" meta:character-count="30883" meta:non-whitespace-character-count="25936"/>
    <meta:user-defined meta:name="Chapter Number">4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